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580000001F84D8045FF773DCF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Noto Sans CJK SC" svg:font-family="'Noto Sans CJK SC'" style:font-family-generic="swiss"/>
    <style:font-face style:name="Noto Sans CJK SC1" svg:font-family="'Noto Sans CJK SC'"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 Bold1" svg:font-family="'Times New Roman Bold'" style:font-family-generic="system" style:font-pitch="variable"/>
    <style:font-face style:name="Times New Roman1" svg:font-family="'Times New Roman'" style:font-family-generic="system" style:font-pitch="variable"/>
    <style:font-face style:name="Wingdings" svg:font-family="Wingdings" style:font-charset="x-symbol"/>
    <style:font-face style:name="宋体"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style:font-face style:name="黑体" svg:font-family="黑体" style:font-family-generic="system" style:font-pitch="variable"/>
  </office:font-face-decls>
  <office:automatic-styles>
    <style:style style:name="表格1" style:family="table">
      <style:table-properties style:width="15.044cm" fo:margin-top="0cm" fo:margin-bottom="0cm" table:align="center" style:writing-mode="lr-tb"/>
    </style:style>
    <style:style style:name="表格1.A" style:family="table-column">
      <style:table-column-properties style:column-width="3.067cm"/>
    </style:style>
    <style:style style:name="表格1.B" style:family="table-column">
      <style:table-column-properties style:column-width="11.977cm"/>
    </style:style>
    <style:style style:name="表格1.1" style:family="table-row">
      <style:table-row-properties fo:keep-together="auto"/>
    </style:style>
    <style:style style:name="表格1.A1" style:family="table-cell">
      <style:table-cell-properties fo:background-color="#d8d8d8" fo:padding-left="0.191cm" fo:padding-right="0.191cm" fo:padding-top="0cm" fo:padding-bottom="0cm" fo:border-left="0.5pt solid #000000" fo:border-right="1pt fine-dashed #000000" fo:border-top="0.5pt solid #000000" fo:border-bottom="1pt fine-dashed #000000" style:writing-mode="lr-tb">
        <style:background-image/>
      </style:table-cell-properties>
    </style:style>
    <style:style style:name="表格1.B1" style:family="table-cell">
      <style:table-cell-properties fo:background-color="#d8d8d8" fo:padding-left="0.191cm" fo:padding-right="0.191cm" fo:padding-top="0cm" fo:padding-bottom="0cm" fo:border-left="1pt fine-dashed #000000" fo:border-right="0.5pt solid #000000" fo:border-top="0.5pt solid #000000" fo:border-bottom="1pt fine-dashed #000000" style:writing-mode="lr-tb">
        <style:background-image/>
      </style:table-cell-properties>
    </style:style>
    <style:style style:name="表格1.A2" style:family="table-cell">
      <style:table-cell-properties fo:background-color="#d8d8d8" fo:padding-left="0.191cm" fo:padding-right="0.191cm" fo:padding-top="0cm" fo:padding-bottom="0cm" fo:border-left="0.5pt solid #000000" fo:border-right="1pt fine-dashed #000000" fo:border-top="1pt fine-dashed #000000" fo:border-bottom="0.5pt solid #000000" style:writing-mode="lr-tb">
        <style:background-image/>
      </style:table-cell-properties>
    </style:style>
    <style:style style:name="表格1.B2" style:family="table-cell">
      <style:table-cell-properties fo:background-color="#d8d8d8" fo:padding-left="0.191cm" fo:padding-right="0.191cm" fo:padding-top="0cm" fo:padding-bottom="0cm" fo:border-left="1pt fine-dashed #000000" fo:border-right="0.5pt solid #000000" fo:border-top="1pt fine-dashed #000000" fo:border-bottom="0.5pt solid #000000" style:writing-mode="lr-tb">
        <style:background-image/>
      </style:table-cell-properties>
    </style:style>
    <style:style style:name="表格2" style:family="table">
      <style:table-properties style:width="15.044cm" fo:margin-top="0cm" fo:margin-bottom="0cm" table:align="center" style:writing-mode="lr-tb"/>
    </style:style>
    <style:style style:name="表格2.A" style:family="table-column">
      <style:table-column-properties style:column-width="3.067cm"/>
    </style:style>
    <style:style style:name="表格2.B" style:family="table-column">
      <style:table-column-properties style:column-width="11.977cm"/>
    </style:style>
    <style:style style:name="表格2.1" style:family="table-row">
      <style:table-row-properties fo:keep-together="auto"/>
    </style:style>
    <style:style style:name="表格2.A1" style:family="table-cell">
      <style:table-cell-properties fo:background-color="#d8d8d8" fo:padding-left="0.191cm" fo:padding-right="0.191cm" fo:padding-top="0cm" fo:padding-bottom="0cm" fo:border-left="0.5pt solid #000000" fo:border-right="1pt fine-dashed #000000" fo:border-top="0.5pt solid #000000" fo:border-bottom="1pt fine-dashed #000000" style:writing-mode="lr-tb">
        <style:background-image/>
      </style:table-cell-properties>
    </style:style>
    <style:style style:name="表格2.B1" style:family="table-cell">
      <style:table-cell-properties fo:background-color="#d8d8d8" fo:padding-left="0.191cm" fo:padding-right="0.191cm" fo:padding-top="0cm" fo:padding-bottom="0cm" fo:border-left="1pt fine-dashed #000000" fo:border-right="0.5pt solid #000000" fo:border-top="0.5pt solid #000000" fo:border-bottom="1pt fine-dashed #000000" style:writing-mode="lr-tb">
        <style:background-image/>
      </style:table-cell-properties>
    </style:style>
    <style:style style:name="表格2.A2" style:family="table-cell">
      <style:table-cell-properties fo:background-color="#d8d8d8" fo:padding-left="0.191cm" fo:padding-right="0.191cm" fo:padding-top="0cm" fo:padding-bottom="0cm" fo:border-left="0.5pt solid #000000" fo:border-right="1pt fine-dashed #000000" fo:border-top="1pt fine-dashed #000000" fo:border-bottom="0.5pt solid #000000" style:writing-mode="lr-tb">
        <style:background-image/>
      </style:table-cell-properties>
    </style:style>
    <style:style style:name="表格2.B2" style:family="table-cell">
      <style:table-cell-properties fo:background-color="#d8d8d8" fo:padding-left="0.191cm" fo:padding-right="0.191cm" fo:padding-top="0cm" fo:padding-bottom="0cm" fo:border-left="1pt fine-dashed #000000" fo:border-right="0.5pt solid #000000" fo:border-top="1pt fine-dashed #000000" fo:border-bottom="0.5pt solid #000000" style:writing-mode="lr-tb">
        <style:background-image/>
      </style:table-cell-properties>
    </style:style>
    <style:style style:name="表格3" style:family="table">
      <style:table-properties style:width="15.044cm" fo:margin-top="0cm" fo:margin-bottom="0cm" table:align="center" style:writing-mode="lr-tb"/>
    </style:style>
    <style:style style:name="表格3.A" style:family="table-column">
      <style:table-column-properties style:column-width="3.067cm"/>
    </style:style>
    <style:style style:name="表格3.B" style:family="table-column">
      <style:table-column-properties style:column-width="11.977cm"/>
    </style:style>
    <style:style style:name="表格3.1" style:family="table-row">
      <style:table-row-properties fo:keep-together="auto"/>
    </style:style>
    <style:style style:name="表格3.A1" style:family="table-cell">
      <style:table-cell-properties fo:background-color="#d8d8d8" fo:padding-left="0.191cm" fo:padding-right="0.191cm" fo:padding-top="0cm" fo:padding-bottom="0cm" fo:border-left="0.5pt solid #000000" fo:border-right="1pt fine-dashed #000000" fo:border-top="0.5pt solid #000000" fo:border-bottom="1pt fine-dashed #000000" style:writing-mode="lr-tb">
        <style:background-image/>
      </style:table-cell-properties>
    </style:style>
    <style:style style:name="表格3.B1" style:family="table-cell">
      <style:table-cell-properties fo:background-color="#d8d8d8" fo:padding-left="0.191cm" fo:padding-right="0.191cm" fo:padding-top="0cm" fo:padding-bottom="0cm" fo:border-left="1pt fine-dashed #000000" fo:border-right="0.5pt solid #000000" fo:border-top="0.5pt solid #000000" fo:border-bottom="1pt fine-dashed #000000" style:writing-mode="lr-tb">
        <style:background-image/>
      </style:table-cell-properties>
    </style:style>
    <style:style style:name="表格3.A2" style:family="table-cell">
      <style:table-cell-properties fo:background-color="#d8d8d8" fo:padding-left="0.191cm" fo:padding-right="0.191cm" fo:padding-top="0cm" fo:padding-bottom="0cm" fo:border-left="0.5pt solid #000000" fo:border-right="1pt fine-dashed #000000" fo:border-top="1pt fine-dashed #000000" fo:border-bottom="0.5pt solid #000000" style:writing-mode="lr-tb">
        <style:background-image/>
      </style:table-cell-properties>
    </style:style>
    <style:style style:name="表格3.B2" style:family="table-cell">
      <style:table-cell-properties fo:background-color="#d8d8d8" fo:padding-left="0.191cm" fo:padding-right="0.191cm" fo:padding-top="0cm" fo:padding-bottom="0cm" fo:border-left="1pt fine-dashed #000000" fo:border-right="0.5pt solid #000000" fo:border-top="1pt fine-dashed #000000" fo:border-bottom="0.5pt solid #000000" style:writing-mode="lr-tb">
        <style:background-image/>
      </style:table-cell-properties>
    </style:style>
    <style:style style:name="表格4" style:family="table">
      <style:table-properties style:width="15.044cm" fo:margin-top="0cm" fo:margin-bottom="0cm" table:align="center" style:writing-mode="lr-tb"/>
    </style:style>
    <style:style style:name="表格4.A" style:family="table-column">
      <style:table-column-properties style:column-width="3.067cm"/>
    </style:style>
    <style:style style:name="表格4.B" style:family="table-column">
      <style:table-column-properties style:column-width="11.977cm"/>
    </style:style>
    <style:style style:name="表格4.1" style:family="table-row">
      <style:table-row-properties fo:keep-together="auto"/>
    </style:style>
    <style:style style:name="表格4.A1" style:family="table-cell">
      <style:table-cell-properties fo:background-color="#d8d8d8" fo:padding-left="0.191cm" fo:padding-right="0.191cm" fo:padding-top="0cm" fo:padding-bottom="0cm" fo:border-left="0.5pt solid #000000" fo:border-right="1pt fine-dashed #000000" fo:border-top="0.5pt solid #000000" fo:border-bottom="1pt fine-dashed #000000" style:writing-mode="lr-tb">
        <style:background-image/>
      </style:table-cell-properties>
    </style:style>
    <style:style style:name="表格4.B1" style:family="table-cell">
      <style:table-cell-properties fo:background-color="#d8d8d8" fo:padding-left="0.191cm" fo:padding-right="0.191cm" fo:padding-top="0cm" fo:padding-bottom="0cm" fo:border-left="1pt fine-dashed #000000" fo:border-right="0.5pt solid #000000" fo:border-top="0.5pt solid #000000" fo:border-bottom="1pt fine-dashed #000000" style:writing-mode="lr-tb">
        <style:background-image/>
      </style:table-cell-properties>
    </style:style>
    <style:style style:name="表格4.A2" style:family="table-cell">
      <style:table-cell-properties fo:background-color="#d8d8d8" fo:padding-left="0.191cm" fo:padding-right="0.191cm" fo:padding-top="0cm" fo:padding-bottom="0cm" fo:border-left="0.5pt solid #000000" fo:border-right="1pt fine-dashed #000000" fo:border-top="1pt fine-dashed #000000" fo:border-bottom="0.5pt solid #000000" style:writing-mode="lr-tb">
        <style:background-image/>
      </style:table-cell-properties>
    </style:style>
    <style:style style:name="表格4.B2" style:family="table-cell">
      <style:table-cell-properties fo:background-color="#d8d8d8" fo:padding-left="0.191cm" fo:padding-right="0.191cm" fo:padding-top="0cm" fo:padding-bottom="0cm" fo:border-left="1pt fine-dashed #000000" fo:border-right="0.5pt solid #000000" fo:border-top="1pt fine-dashed #000000" fo:border-bottom="0.5pt solid #000000" style:writing-mode="lr-tb">
        <style:background-image/>
      </style:table-cell-properties>
    </style:style>
    <style:style style:name="P1" style:family="paragraph" style:parent-style-name="Header">
      <style:paragraph-properties fo:text-align="start" style:justify-single-word="false"/>
    </style:style>
    <style:style style:name="P2" style:family="paragraph" style:parent-style-name="Standard">
      <style:text-properties officeooo:paragraph-rsid="0022793e"/>
    </style:style>
    <style:style style:name="P3" style:family="paragraph" style:parent-style-name="Standard">
      <style:text-properties officeooo:rsid="001c1426" officeooo:paragraph-rsid="001c1426"/>
    </style:style>
    <style:style style:name="P4" style:family="paragraph" style:parent-style-name="Standard">
      <style:text-properties officeooo:rsid="001d1d83" officeooo:paragraph-rsid="001d1d83"/>
    </style:style>
    <style:style style:name="P5" style:family="paragraph" style:parent-style-name="Standard">
      <style:paragraph-properties style:line-height-at-least="0.503cm"/>
      <style:text-properties fo:color="#3b3b3b" loext:opacity="100%" style:font-name="Droid Sans Mono" fo:font-size="10.5pt" fo:font-weight="normal" fo:background-color="#ffffff"/>
    </style:style>
    <style:style style:name="P6" style:family="paragraph" style:parent-style-name="Standard">
      <style:paragraph-properties style:line-height-at-least="0.503cm"/>
      <style:text-properties fo:color="#3b3b3b" loext:opacity="100%" style:font-name="Droid Sans Mono" fo:font-size="10.5pt" fo:font-weight="normal" officeooo:paragraph-rsid="0021d64d" fo:background-color="#ffffff"/>
    </style:style>
    <style:style style:name="P7" style:family="paragraph" style:parent-style-name="Standard">
      <style:text-properties fo:color="#3b3b3b" loext:opacity="100%" style:font-name="Droid Sans Mono" fo:font-size="10.5pt" fo:font-weight="normal" officeooo:rsid="0022793e" officeooo:paragraph-rsid="0022793e" fo:background-color="#ffffff"/>
    </style:style>
    <style:style style:name="P8" style:family="paragraph" style:parent-style-name="Standard">
      <style:paragraph-properties style:line-height-at-least="0.503cm"/>
    </style:style>
    <style:style style:name="P9" style:family="paragraph" style:parent-style-name="Standard">
      <style:text-properties officeooo:rsid="0022793e" officeooo:paragraph-rsid="0022793e"/>
    </style:style>
    <style:style style:name="P10" style:family="paragraph" style:parent-style-name="表格文字_28_左对齐_29_">
      <style:paragraph-properties fo:margin-top="0cm" fo:margin-bottom="0cm" style:contextual-spacing="false" fo:orphans="0" fo:widows="0"/>
      <style:text-properties fo:language="en" fo:country="US" style:language-asian="zh" style:country-asian="CN" style:font-name-complex="Times New Roman1" style:font-size-complex="10pt" style:language-complex="ar" style:country-complex="SA"/>
    </style:style>
    <style:style style:name="P11" style:family="paragraph" style:parent-style-name="表格文字强调_28_居中_29_">
      <style:paragraph-properties fo:margin-top="0cm" fo:margin-bottom="0cm" style:contextual-spacing="false" fo:orphans="0" fo:widows="0"/>
      <style:text-properties fo:language="en" fo:country="US" style:language-asian="zh" style:country-asian="CN" style:font-size-complex="10pt" style:language-complex="ar" style:country-complex="SA"/>
    </style:style>
    <style:style style:name="P12" style:family="paragraph" style:parent-style-name="表格文字_28_左对齐_29_">
      <style:paragraph-properties fo:margin-top="0cm" fo:margin-bottom="0cm" style:contextual-spacing="false" fo:orphans="0" fo:widows="0"/>
      <style:text-properties fo:color="#666666" loext:opacity="100%" fo:language="en" fo:country="US" officeooo:paragraph-rsid="001d1d83" style:language-asian="zh" style:country-asian="CN" style:font-name-complex="Times New Roman1" style:font-size-complex="10pt" style:language-complex="ar" style:country-complex="SA" loext:padding="0cm" loext:border="none"/>
    </style:style>
    <style:style style:name="P13" style:family="paragraph" style:parent-style-name="表格文字_28_左对齐_29_">
      <style:paragraph-properties fo:margin-top="0cm" fo:margin-bottom="0cm" style:contextual-spacing="false" fo:text-align="center" style:justify-single-word="false" fo:orphans="0" fo:widows="0"/>
      <style:text-properties fo:color="#666666" loext:opacity="100%" fo:language="en" fo:country="US" officeooo:rsid="001d1d83" officeooo:paragraph-rsid="001d1d83" style:language-asian="zh" style:country-asian="CN" style:font-name-complex="Times New Roman1" style:font-size-complex="10pt" style:language-complex="ar" style:country-complex="SA"/>
    </style:style>
    <style:style style:name="P14" style:family="paragraph" style:parent-style-name="表格文字_28_左对齐_29_">
      <style:paragraph-properties fo:margin-top="0cm" fo:margin-bottom="0cm" style:contextual-spacing="false" fo:text-align="center" style:justify-single-word="false" fo:orphans="0" fo:widows="0"/>
      <style:text-properties fo:color="#666666" loext:opacity="100%" fo:language="en" fo:country="US" officeooo:rsid="001c1426" officeooo:paragraph-rsid="001c1426" style:language-asian="zh" style:country-asian="CN" style:font-name-complex="Times New Roman1" style:font-size-complex="10pt" style:language-complex="ar" style:country-complex="SA"/>
    </style:style>
    <style:style style:name="P15" style:family="paragraph" style:parent-style-name="表格文字_28_左对齐_29_">
      <style:paragraph-properties fo:margin-top="0cm" fo:margin-bottom="0cm" style:contextual-spacing="false" fo:orphans="0" fo:widows="0"/>
      <style:text-properties fo:color="#666666" loext:opacity="100%" fo:language="en" fo:country="US" officeooo:rsid="001c1426" officeooo:paragraph-rsid="001c1426" style:language-asian="zh" style:country-asian="CN" style:font-name-complex="Times New Roman1" style:font-size-complex="10pt" style:language-complex="ar" style:country-complex="SA"/>
    </style:style>
    <style:style style:name="P16" style:family="paragraph" style:parent-style-name="表格文字_28_左对齐_29_">
      <style:paragraph-properties fo:margin-top="0cm" fo:margin-bottom="0cm" style:contextual-spacing="false" fo:orphans="0" fo:widows="0"/>
      <style:text-properties fo:color="#666666" loext:opacity="100%" fo:language="en" fo:country="US" officeooo:rsid="001c1426" officeooo:paragraph-rsid="001e9cea" style:language-asian="zh" style:country-asian="CN" style:font-name-complex="Times New Roman1" style:font-size-complex="10pt" style:language-complex="ar" style:country-complex="SA"/>
    </style:style>
    <style:style style:name="P17" style:family="paragraph" style:parent-style-name="表格文字_28_左对齐_29_">
      <style:paragraph-properties fo:margin-top="0cm" fo:margin-bottom="0cm" style:contextual-spacing="false" fo:text-align="center" style:justify-single-word="false" fo:orphans="0" fo:widows="0"/>
      <style:text-properties fo:color="#666666" loext:opacity="100%" fo:language="en" fo:country="US" officeooo:rsid="001e9cea" officeooo:paragraph-rsid="001e9cea" style:language-asian="zh" style:country-asian="CN" style:font-name-complex="Times New Roman1" style:font-size-complex="10pt" style:language-complex="ar" style:country-complex="SA"/>
    </style:style>
    <style:style style:name="P18" style:family="paragraph" style:parent-style-name="表格文字_28_左对齐_29_">
      <style:paragraph-properties fo:margin-top="0cm" fo:margin-bottom="0cm" style:contextual-spacing="false" fo:orphans="0" fo:widows="0"/>
      <style:text-properties fo:color="#666666" loext:opacity="100%" fo:language="en" fo:country="US" officeooo:rsid="001c1426" officeooo:paragraph-rsid="001d1d83" style:language-asian="zh" style:country-asian="CN" style:font-name-complex="Times New Roman1" style:font-size-complex="10pt" style:language-complex="ar" style:country-complex="SA" loext:padding="0cm" loext:border="none"/>
    </style:style>
    <style:style style:name="P19" style:family="paragraph" style:parent-style-name="Frame_20_contents">
      <style:text-properties fo:color="#000000" loext:opacity="100%" fo:font-size="7.5pt" style:font-size-asian="7.5pt" style:font-size-complex="7.5pt"/>
    </style:style>
    <style:style style:name="P20" style:family="paragraph" style:parent-style-name="Heading_20_1">
      <style:text-properties officeooo:paragraph-rsid="001c1426"/>
    </style:style>
    <style:style style:name="P21" style:family="paragraph" style:parent-style-name="Heading_20_1">
      <style:text-properties officeooo:paragraph-rsid="0022793e"/>
    </style:style>
    <style:style style:name="P22" style:family="paragraph" style:parent-style-name="Standard">
      <style:paragraph-properties fo:text-align="center" style:justify-single-word="false"/>
      <style:text-properties fo:font-size="9pt" style:font-size-asian="9pt"/>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line-height-at-least="0.503cm"/>
      <style:text-properties fo:color="#3b3b3b" loext:opacity="100%" style:font-name="Droid Sans Mono" fo:font-size="10.5pt" fo:font-weight="normal" fo:background-color="#ffffff"/>
    </style:style>
    <style:style style:name="P25" style:family="paragraph" style:parent-style-name="Standard">
      <style:paragraph-properties style:line-height-at-least="0.503cm"/>
    </style:style>
    <style:style style:name="P26" style:family="paragraph">
      <loext:graphic-properties draw:fill="solid" draw:fill-color="#d9d9d9"/>
      <style:paragraph-properties fo:text-align="start"/>
      <style:text-properties fo:color="#000000" loext:opacity="100%" fo:font-size="18pt"/>
    </style:style>
    <style:style style:name="T1" style:family="text">
      <style:text-properties style:font-name-asian="宋体"/>
    </style:style>
    <style:style style:name="T2" style:family="text">
      <style:text-properties fo:background-color="#ffff00" loext:char-shading-value="0" loext:padding="0cm" loext:border="none"/>
    </style:style>
    <style:style style:name="T3" style:family="text">
      <style:text-properties officeooo:rsid="001c1426"/>
    </style:style>
    <style:style style:name="T4" style:family="text">
      <style:text-properties fo:font-weight="bold" style:font-weight-asian="bold" style:font-weight-complex="bold"/>
    </style:style>
    <style:style style:name="T5" style:family="text">
      <style:text-properties fo:color="#af00db" loext:opacity="100%"/>
    </style:style>
    <style:style style:name="T6" style:family="text">
      <style:text-properties fo:color="#af00db" loext:opacity="100%" officeooo:rsid="00268b17"/>
    </style:style>
    <style:style style:name="T7" style:family="text">
      <style:text-properties fo:color="#a31515" loext:opacity="100%"/>
    </style:style>
    <style:style style:name="T8" style:family="text">
      <style:text-properties fo:color="#a31515" loext:opacity="100%" officeooo:rsid="0021d64d"/>
    </style:style>
    <style:style style:name="T9" style:family="text">
      <style:text-properties fo:color="#0000ff" loext:opacity="100%"/>
    </style:style>
    <style:style style:name="T10" style:family="text">
      <style:text-properties fo:color="#0000ff" loext:opacity="100%" style:font-name="Droid Sans Mono" fo:font-size="10.5pt" fo:font-weight="normal" fo:background-color="#ffffff" loext:char-shading-value="0"/>
    </style:style>
    <style:style style:name="T11" style:family="text">
      <style:text-properties fo:color="#3b3b3b" loext:opacity="100%" style:font-name="Droid Sans Mono" fo:font-size="10.5pt" fo:font-weight="normal" fo:background-color="#ffffff" loext:char-shading-value="0"/>
    </style:style>
    <style:style style:name="T12" style:family="text">
      <style:text-properties fo:color="#795e26" loext:opacity="100%"/>
    </style:style>
    <style:style style:name="T13" style:family="text">
      <style:text-properties fo:color="#001080" loext:opacity="100%"/>
    </style:style>
    <style:style style:name="T14" style:family="text">
      <style:text-properties fo:color="#001080" loext:opacity="100%" style:font-name="Droid Sans Mono" fo:font-size="10.5pt" fo:font-weight="normal" fo:background-color="#ffffff" loext:char-shading-value="0"/>
    </style:style>
    <style:style style:name="T15" style:family="text">
      <style:text-properties fo:color="#000000" loext:opacity="100%"/>
    </style:style>
    <style:style style:name="T16" style:family="text">
      <style:text-properties fo:color="#000000" loext:opacity="100%" style:font-name="Droid Sans Mono" fo:font-size="10.5pt" fo:font-weight="normal" fo:background-color="#ffffff" loext:char-shading-value="0"/>
    </style:style>
    <style:style style:name="T17" style:family="text">
      <style:text-properties fo:color="#000000" loext:opacity="100%" fo:font-size="7.5pt" style:font-size-asian="7.5pt" style:font-size-complex="7.5pt"/>
    </style:style>
    <style:style style:name="T18" style:family="text">
      <style:text-properties fo:color="#098658" loext:opacity="100%"/>
    </style:style>
    <style:style style:name="T19" style:family="text">
      <style:text-properties fo:color="#098658" loext:opacity="100%" style:font-name="Droid Sans Mono" fo:font-size="10.5pt" fo:font-weight="normal" fo:background-color="#ffffff" loext:char-shading-value="0"/>
    </style:style>
    <style:style style:name="T20" style:family="text">
      <style:text-properties fo:color="#ee0000" loext:opacity="100%"/>
    </style:style>
    <style:style style:name="T21" style:family="text">
      <style:text-properties officeooo:rsid="00268b17"/>
    </style:style>
    <style:style style:name="T22" style:family="text">
      <style:text-properties fo:color="#333333" loext:opacity="100%"/>
    </style:style>
    <style:style style:name="T23" style:family="text">
      <style:text-properties fo:color="#333333" loext:opacity="100%" officeooo:rsid="00268b17"/>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dash" draw:stroke-dash="Dash_20_Dot_20_1" svg:stroke-width="0.035cm" svg:stroke-color="#43729d" svg:stroke-linecap="butt" draw:fill="solid" draw:fill-color="#d9d9d9" draw:textarea-vertical-align="top" draw:auto-grow-height="false" fo:min-height="0.967cm" fo:min-width="14.515cm" fo:padding-top="0.127cm" fo:padding-bottom="0.127cm" fo:padding-left="0.254cm" fo:padding-right="0.254cm" fo:wrap-option="wrap" fo:margin-left="0cm" fo:margin-right="0.042cm" fo:margin-top="0cm" fo:margin-bottom="0.051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PT <text:span text:style-name="T1">SE</text:span> ICP Quiz -- Unit 0<text:span text:style-name="T1">5</text:span> Functions and Libraries</text:p>
      <text:p text:style-name="Title"><draw:custom-shape text:anchor-type="as-char" draw:z-index="6" draw:name="形状1" draw:style-name="gr1" draw:text-style-name="P26" svg:width="15.022cm" svg:height="1.22cm"><text:p text:style-name="P19">If you are using LLM to help you in this quiz, you MUST write down 1) the name of the LLM and 2) the PROMPTS. Otherwise, you will get zero score if the instructor finds that you are using LLM.</text:p><text:p text:style-name="Frame_20_contents"><text:span text:style-name="T17">You may use the following table as a template, putting the table down to the title of each ques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able:table table:name="表格1" table:style-name="表格1">
        <table:table-column table:style-name="表格1.A"/>
        <table:table-column table:style-name="表格1.B"/>
        <table:table-row table:style-name="表格1.1">
          <table:table-cell table:style-name="表格1.A1" office:value-type="string">
            <text:p text:style-name="P11">Name of LLM</text:p>
          </table:table-cell>
          <table:table-cell table:style-name="表格1.B1" office:value-type="string">
            <text:p text:style-name="P11">Prompts</text:p>
          </table:table-cell>
        </table:table-row>
        <table:table-row table:style-name="表格1.1">
          <table:table-cell table:style-name="表格1.A2" office:value-type="string">
            <text:p text:style-name="P10"/>
          </table:table-cell>
          <table:table-cell table:style-name="表格1.B2" office:value-type="string">
            <text:p text:style-name="P10"/>
          </table:table-cell>
        </table:table-row>
      </table:table>
      <text:p text:style-name="Standard"/>
      <text:h text:style-name="P20" text:outline-level="1">The prototype of the function sqrt in the math library is __<text:span text:style-name="T2">double sqrt(double x);</text:span>__</text:h>
      <text:h text:style-name="Heading_20_1" text:outline-level="1">[ <text:span text:style-name="T3">T</text:span> ] T/F: There can be more than one return statement in the body of a function.</text:h>
      <text:h text:style-name="Heading_20_1" text:outline-level="1">The math library contains a function with the following prototype: <text:line-break/>double atan2 (double, double); <text:line-break/>Even if you have no idea what this function does, what information does the prototype give you about using this function?</text:h>
      <text:p text:style-name="P3"><text:tab/>Using this function needs 2 variables both of which should be stated with “double” statement. And will return a value which is also a double float num.</text:p>
      <text:h text:style-name="Heading_20_1" text:outline-level="1">Use LLM to help you answer: What is a predicate function?</text:h>
      <table:table table:name="表格2" table:style-name="表格2">
        <table:table-column table:style-name="表格2.A"/>
        <table:table-column table:style-name="表格2.B"/>
        <table:table-row table:style-name="表格2.1">
          <table:table-cell table:style-name="表格2.A1" office:value-type="string">
            <text:p text:style-name="P11">Name of LLM</text:p>
          </table:table-cell>
          <table:table-cell table:style-name="表格2.B1" office:value-type="string">
            <text:p text:style-name="P11">Prompts</text:p>
          </table:table-cell>
        </table:table-row>
        <table:table-row table:style-name="表格2.1">
          <table:table-cell table:style-name="表格2.A2" office:value-type="string">
            <text:p text:style-name="P14">LongCat AI</text:p>
          </table:table-cell>
          <table:table-cell table:style-name="表格2.B2" office:value-type="string">
            <text:p text:style-name="P15">1. I’m a beginner in learning CS and I want to know about some questions.</text:p>
            <text:p text:style-name="P15">2.What is a predicate function? Plz give a brief introduction.</text:p>
            <text:p text:style-name="P15">3.All of the examples ought to be written in C (C99) language.</text:p>
          </table:table-cell>
        </table:table-row>
      </table:table>
      <text:p text:style-name="P4">AI Answer:</text:p>
      <text:p text:style-name="Standard">What is a Predicate Function?</text:p>
      <text:p text:style-name="Standard"/>
      <text:p text:style-name="Standard">A predicate function (also called a predicate) is a function that:</text:p>
      <text:p text:style-name="Standard"/>
      <text:p text:style-name="Standard"><text:s text:c="4"/>Takes one or more input arguments</text:p>
      <text:p text:style-name="Standard"><text:s text:c="4"/>Returns a boolean result (true or false)</text:p>
      <text:p text:style-name="Standard"><text:s text:c="4"/>Typically used to test whether certain conditions hold for the input(s)</text:p>
      <text:p text:style-name="Standard"/>
      <text:p text:style-name="Standard">In C99, since there is no built-in boolean type in traditional C, we use:</text:p>
      <text:p text:style-name="Standard"/>
      <text:p text:style-name="Standard"><text:s text:c="4"/>stdbool.h header for bool, true, and false (C99 standard)</text:p>
      <text:p text:style-name="Standard"><text:s text:c="4"/>Return type bool instead of int (though both work)</text:p>
      <text:p text:style-name="Standard"/>
      <text:h text:style-name="Heading_20_1" text:outline-level="1">Use LLM to help you answer: What is the relationship between arguments and formal parameters?</text:h>
      <table:table table:name="表格3" table:style-name="表格3">
        <table:table-column table:style-name="表格3.A"/>
        <table:table-column table:style-name="表格3.B"/>
        <table:table-row table:style-name="表格3.1">
          <table:table-cell table:style-name="表格3.A1" office:value-type="string">
            <text:p text:style-name="P11">Name of LLM</text:p>
          </table:table-cell>
          <table:table-cell table:style-name="表格3.B1" office:value-type="string">
            <text:p text:style-name="P11">Prompts</text:p>
          </table:table-cell>
        </table:table-row>
        <table:table-row table:style-name="表格3.1">
          <table:table-cell table:style-name="表格3.A2" office:value-type="string">
            <text:p text:style-name="P13">LongCat AI</text:p>
          </table:table-cell>
          <table:table-cell table:style-name="表格3.B2" office:value-type="string">
            <text:p text:style-name="P18">I’m a beginner in learning CS and I want to know about some questions.</text:p>
            <text:p text:style-name="P12">What is the relationship between arguments and formal parameters? </text:p>
            <text:p text:style-name="P12">Code in C</text:p>
          </table:table-cell>
        </table:table-row>
      </table:table>
      <text:p text:style-name="P23"><text:s/>Core Principles</text:p>
      <text:p text:style-name="Standard">1. <text:span text:style-name="T4">One-to-One Mapping</text:span></text:p>
      <text:p text:style-name="Standard"><text:s text:c="3"/>- Each argument corresponds to a formal parameter by position (order matters!)</text:p>
      <text:p text:style-name="Standard"><text:soft-page-break/><text:s text:c="3"/>- Number of arguments must match number of formal parameters (except for variadic functions)</text:p>
      <text:p text:style-name="Standard"/>
      <text:p text:style-name="Standard">2. <text:span text:style-name="T4">Value Passing Mechanism</text:span></text:p>
      <text:p text:style-name="Standard"><text:s text:c="3"/>- C uses <text:span text:style-name="T4">pass-by-value</text:span> by default (copies the value of the argument to the parameter)</text:p>
      <text:p text:style-name="Standard"/>
      <text:p text:style-name="Standard">3. <text:span text:style-name="T4">Scope</text:span></text:p>
      <text:p text:style-name="Standard"><text:s text:c="3"/>- Formal parameters are local variables within the function</text:p>
      <text:h text:style-name="Heading_20_1" text:outline-level="1">Answer with LLM: Variables declared within a function are said to be local variables. What is the significance of the word local in this context?</text:h>
      <table:table table:name="表格4" table:style-name="表格4">
        <table:table-column table:style-name="表格4.A"/>
        <table:table-column table:style-name="表格4.B"/>
        <table:table-row table:style-name="表格4.1">
          <table:table-cell table:style-name="表格4.A1" office:value-type="string">
            <text:p text:style-name="P11">Name of LLM</text:p>
          </table:table-cell>
          <table:table-cell table:style-name="表格4.B1" office:value-type="string">
            <text:p text:style-name="P11">Prompts</text:p>
          </table:table-cell>
        </table:table-row>
        <table:table-row table:style-name="表格4.1">
          <table:table-cell table:style-name="表格4.A2" office:value-type="string">
            <text:p text:style-name="P17">LongCat AI</text:p>
          </table:table-cell>
          <table:table-cell table:style-name="表格4.B2" office:value-type="string">
            <text:p text:style-name="P16">1. I’m a beginner in learning CS and I want to know about some questions.</text:p>
            <text:p text:style-name="P16">2.Variables declared within a function are said to be local variables. What is the significance of the word local in this context? Plz give a brief introduction.</text:p>
            <text:p text:style-name="P16">3.All of the examples ought to be written in C (C99) language.</text:p>
          </table:table-cell>
        </table:table-row>
      </table:table>
      <text:p text:style-name="Standard">Scope Limitation</text:p>
      <text:p text:style-name="Standard"/>
      <text:p text:style-name="Standard">The word local in this context means the variable:</text:p>
      <text:p text:style-name="Standard"/>
      <text:p text:style-name="Standard"><text:s text:c="4"/>Is accessible only within the function where it is declared</text:p>
      <text:p text:style-name="Standard"><text:s text:c="4"/>Cannot be directly accessed by any other function or code block- Has lexical scope restricted to its enclosing function</text:p>
      <text:p text:style-name="Standard"/>
      <text:p text:style-name="Standard">Practical Benefits</text:p>
      <text:p text:style-name="Standard"/>
      <text:p text:style-name="Standard"><text:s text:c="4"/>Modularity</text:p>
      <text:p text:style-name="Standard"><text:s text:c="4"/>Functions become self-contained building blocks that don’t interfere with each other.</text:p>
      <text:p text:style-name="Standard"/>
      <text:p text:style-name="Standard"><text:s text:c="4"/>Data Hiding</text:p>
      <text:p text:style-name="Standard"><text:s text:c="4"/>Sensitive/implementation details are hidden from the outside world (encapsulation).</text:p>
      <text:p text:style-name="Standard"/>
      <text:p text:style-name="Standard"><text:s text:c="4"/>Memory Efficiency</text:p>
      <text:p text:style-name="Standard"><text:s text:c="4"/>Stack space is recycled after function execution (reduces memory footprint).</text:p>
      <text:p text:style-name="Standard"/>
      <text:p text:style-name="Standard"><text:s text:c="4"/>Debugging Safety</text:p>
      <text:p text:style-name="Standard"><text:s text:c="4"/>Harder to accidentally overwrite variables in unrelated parts of the program.</text:p>
      <text:p text:style-name="Standard"/>
      <text:p text:style-name="Standard"><text:s text:c="4"/>Parallel Development</text:p>
      <text:p text:style-name="Standard"><text:s text:c="4"/>Multiple programmers can work on different functions without naming collisions.</text:p>
      <text:p text:style-name="Standard"/>
      <text:p text:style-name="Standard">Advanced Note: Storage Duration</text:p>
      <text:p text:style-name="Standard"/>
      <text:p text:style-name="Standard">Local variables are also called automatic variables because:</text:p>
      <text:p text:style-name="Standard"/>
      <text:p text:style-name="Standard"><text:s text:c="4"/>They are created automatically when the function is called</text:p>
      <text:p text:style-name="Standard"><text:s text:c="4"/>They are destroyed automatically when the function exits- This contrasts with static variables (which persist across calls) or global variables (program lifetime)</text:p>
      <text:h text:style-name="Heading_20_1" text:outline-level="1"><text:soft-page-break/>Write a function isPrime() to determine if a number is prime. Call the function in main() to check if 101 is prime.</text:h>
      <text:p text:style-name="P5"><text:span text:style-name="T5">#include</text:span><text:span text:style-name="T7">&lt;stdio.h&gt;</text:span></text:p>
      <text:p text:style-name="P5"><text:span text:style-name="T5">#include</text:span><text:span text:style-name="T7">&lt;math.h&gt;</text:span></text:p>
      <text:p text:style-name="P8"/>
      <text:p text:style-name="P5"><text:span text:style-name="T9">int</text:span> <text:span text:style-name="T12">isPrime</text:span>(<text:span text:style-name="T9">int</text:span> <text:span text:style-name="T13">i</text:span>){</text:p>
      <text:p text:style-name="P5"><text:span text:style-name="T5"><text:s text:c="4"/>for</text:span> (<text:span text:style-name="T9">int</text:span> j <text:span text:style-name="T15">=</text:span> <text:span text:style-name="T18">1</text:span>; j <text:span text:style-name="T15">&lt;=</text:span> <text:span text:style-name="T12">sqrt</text:span>(i); j<text:span text:style-name="T15">++</text:span>){</text:p>
      <text:p text:style-name="P5"><text:span text:style-name="T5"><text:s text:c="8"/>if</text:span> (i <text:span text:style-name="T15">%</text:span> j <text:span text:style-name="T15">==</text:span> <text:span text:style-name="T18">0</text:span>){</text:p>
      <text:p text:style-name="P5"><text:span text:style-name="T5"><text:s text:c="12"/>return</text:span> <text:span text:style-name="T18">0</text:span>;</text:p>
      <text:p text:style-name="P5"><text:s text:c="8"/>}</text:p>
      <text:p text:style-name="P5"><text:span text:style-name="T5"><text:s text:c="8"/>return</text:span> <text:span text:style-name="T18">1</text:span>;</text:p>
      <text:p text:style-name="P5"><text:s text:c="4"/>}</text:p>
      <text:p text:style-name="P5">}</text:p>
      <text:p text:style-name="P8"/>
      <text:p text:style-name="P5"><text:span text:style-name="T9">int</text:span> <text:span text:style-name="T12">main</text:span>(<text:span text:style-name="T9">void</text:span>){</text:p>
      <text:p text:style-name="P5"><text:span text:style-name="T9"><text:s text:c="4"/>int</text:span> testNumber <text:span text:style-name="T15">=</text:span> <text:span text:style-name="T18">23</text:span>;</text:p>
      <text:p text:style-name="P5"><text:span text:style-name="T5"><text:s text:c="4"/>if</text:span>(<text:span text:style-name="T12">isPrime</text:span>(testNumber)<text:span text:style-name="T15">==</text:span><text:span text:style-name="T18">1</text:span>){</text:p>
      <text:p text:style-name="P5"><text:span text:style-name="T12"><text:s text:c="8"/>printf</text:span>(<text:span text:style-name="T7">"101 is a Prime</text:span><text:span text:style-name="T20">\n</text:span><text:span text:style-name="T7">"</text:span>);</text:p>
      <text:p text:style-name="P5"><text:s text:c="4"/>}</text:p>
      <text:p text:style-name="P5"><text:span text:style-name="T5"><text:s text:c="4"/>else</text:span>{</text:p>
      <text:p text:style-name="P5"><text:span text:style-name="T12"><text:s text:c="8"/>printf</text:span>(<text:span text:style-name="T7">"101 is not a Prime</text:span><text:span text:style-name="T20">\n</text:span><text:span text:style-name="T7">"</text:span>);</text:p>
      <text:p text:style-name="P5"><text:s text:c="4"/>}</text:p>
      <text:p text:style-name="P5"><text:span text:style-name="T5"><text:s text:c="4"/>return</text:span> <text:span text:style-name="T18">0</text:span>;</text:p>
      <text:p text:style-name="P5">}</text:p>
      <text:p text:style-name="Standard"/>
      <text:h text:style-name="Heading_20_1" text:outline-level="1">Write a function circle() to calculate the circumference and area of a circle. Call separate functions to calculate circumference and area within circle(). Call circle() in main() to output the circumference and area of a circle with radius 5.</text:h>
      <text:p text:style-name="P5"><text:span text:style-name="T5">#include</text:span><text:span text:style-name="T7">&lt;stdio.h&gt;</text:span></text:p>
      <text:p text:style-name="P5"><text:span text:style-name="T5">#define</text:span><text:span text:style-name="T9"> pi </text:span><text:span text:style-name="T18">3.14</text:span></text:p>
      <text:p text:style-name="P8"/>
      <text:p text:style-name="P5"><text:span text:style-name="T9">double</text:span> <text:span text:style-name="T12">circle</text:span>(<text:span text:style-name="T9">int</text:span> <text:span text:style-name="T13">r</text:span>, <text:span text:style-name="T9">char</text:span> <text:span text:style-name="T13">c</text:span>){</text:p>
      <text:p text:style-name="P5"><text:span text:style-name="T5"><text:s text:c="4"/>if</text:span> (<text:span text:style-name="T13">c</text:span> <text:span text:style-name="T15">==</text:span> <text:span text:style-name="T7">'C'</text:span>){</text:p>
      <text:p text:style-name="P5"><text:span text:style-name="T12"><text:s text:c="8"/>printf</text:span>(<text:span text:style-name="T7">"Circumstance is </text:span><text:span text:style-name="T13">%.2f</text:span><text:span text:style-name="T7">"</text:span>, <text:span text:style-name="T18">2</text:span><text:span text:style-name="T15">*</text:span><text:span text:style-name="T9">pi</text:span><text:span text:style-name="T15">*</text:span><text:span text:style-name="T13">r</text:span>);</text:p>
      <text:p text:style-name="P5"><text:s text:c="4"/>}</text:p>
      <text:p text:style-name="P5"><text:span text:style-name="T5"><text:s text:c="4"/>else</text:span> <text:span text:style-name="T5">if</text:span>(<text:span text:style-name="T13">c</text:span> <text:span text:style-name="T15">==</text:span> <text:span text:style-name="T7">'S'</text:span>){</text:p>
      <text:p text:style-name="P5"><text:span text:style-name="T12"><text:s text:c="8"/>printf</text:span>(<text:span text:style-name="T7">"S is </text:span><text:span text:style-name="T13">%.2f</text:span><text:span text:style-name="T7">"</text:span>, <text:span text:style-name="T9">pi</text:span><text:span text:style-name="T15">*</text:span><text:span text:style-name="T13">r</text:span><text:span text:style-name="T15">*</text:span><text:span text:style-name="T13">r</text:span>);</text:p>
      <text:p text:style-name="P5"><text:s text:c="4"/>}</text:p>
      <text:p text:style-name="P5"><text:span text:style-name="T5"><text:s text:c="4"/>else</text:span>{</text:p>
      <text:p text:style-name="P5"><text:span text:style-name="T12"><text:s text:c="8"/>printf</text:span>(<text:span text:style-name="T7">"Wrong Input</text:span><text:span text:style-name="T8">\n</text:span><text:span text:style-name="T7">"</text:span>);</text:p>
      <text:p text:style-name="P5"><text:s text:c="4"/>}</text:p>
      <text:p text:style-name="P5"><text:soft-page-break/>}</text:p>
      <text:p text:style-name="P8"/>
      <text:p text:style-name="P5"><text:span text:style-name="T9">int</text:span> <text:span text:style-name="T12">main</text:span>(<text:span text:style-name="T9">void</text:span>){</text:p>
      <text:p text:style-name="P5"><text:span text:style-name="T9"><text:s text:c="4"/>int</text:span> <text:span text:style-name="T13">r</text:span> <text:span text:style-name="T15">=</text:span> <text:span text:style-name="T18">5</text:span>;</text:p>
      <text:p text:style-name="P5"><text:span text:style-name="T9"><text:s text:c="4"/>char</text:span> <text:span text:style-name="T13">what</text:span>;</text:p>
      <text:p text:style-name="P5"><text:span text:style-name="T12"><text:s text:c="4"/>printf</text:span>(<text:span text:style-name="T7">"Plz input C/S to calculate</text:span><text:span text:style-name="T20">\n</text:span><text:span text:style-name="T7">"</text:span>);</text:p>
      <text:p text:style-name="P5"><text:span text:style-name="T12"><text:s text:c="4"/>scanf</text:span>(<text:span text:style-name="T7">"</text:span><text:span text:style-name="T13">%c</text:span><text:span text:style-name="T7">"</text:span>, <text:span text:style-name="T15">&amp;</text:span><text:span text:style-name="T13">what</text:span>);</text:p>
      <text:p text:style-name="P5"><text:span text:style-name="T12"><text:s text:c="4"/>circle</text:span>(<text:span text:style-name="T13">r</text:span>, <text:span text:style-name="T13">what</text:span>);</text:p>
      <text:p text:style-name="P5"><text:span text:style-name="T5"><text:s text:c="4"/>return</text:span> <text:span text:style-name="T18">0</text:span>; </text:p>
      <text:p text:style-name="P6">}</text:p>
      <text:p text:style-name="Standard"/>
      <text:h text:style-name="Heading_20_1" text:outline-level="1">Define a global variable sum, write function increment() to add 1 to it, and function getSum() to return the value of sum. Call the functions in main() to verify.</text:h>
      <text:p text:style-name="P5"><text:span text:style-name="T5">#include</text:span><text:span text:style-name="T9"> </text:span><text:span text:style-name="T7">&lt;stdio.h&gt;</text:span></text:p>
      <text:p text:style-name="P8"/>
      <text:p text:style-name="P5"><text:span text:style-name="T9">int</text:span> <text:span text:style-name="T13">sum</text:span> <text:span text:style-name="T15">=</text:span> <text:span text:style-name="T18">0</text:span>;</text:p>
      <text:p text:style-name="P8"/>
      <text:p text:style-name="P5"><text:span text:style-name="T9"><text:s text:c="4"/>void</text:span> <text:span text:style-name="T12">increment</text:span>() {</text:p>
      <text:p text:style-name="P5"><text:span text:style-name="T13"><text:s text:c="4"/>sum</text:span> <text:span text:style-name="T15">+=</text:span> <text:span text:style-name="T18">1</text:span>;</text:p>
      <text:p text:style-name="P5">}</text:p>
      <text:p text:style-name="P8"/>
      <text:p text:style-name="P5"><text:span text:style-name="T9">int</text:span> <text:span text:style-name="T12">getSum</text:span>() {</text:p>
      <text:p text:style-name="P5"><text:span text:style-name="T5"><text:s text:c="4"/>return</text:span> <text:span text:style-name="T13">sum</text:span>;</text:p>
      <text:p text:style-name="P5">}</text:p>
      <text:p text:style-name="P8"/>
      <text:p text:style-name="P5"><text:span text:style-name="T9">int</text:span> <text:span text:style-name="T12">main</text:span>() {</text:p>
      <text:p text:style-name="P5"><text:span text:style-name="T12"><text:s text:c="4"/>increment</text:span>();</text:p>
      <text:p text:style-name="P5"><text:span text:style-name="T12"><text:s text:c="4"/>increment</text:span>();</text:p>
      <text:p text:style-name="P5"><text:span text:style-name="T12"><text:s text:c="4"/>printf</text:span>(<text:span text:style-name="T7">"Sum: </text:span><text:span text:style-name="T13">%d</text:span><text:span text:style-name="T20">\n</text:span><text:span text:style-name="T7">"</text:span>, <text:span text:style-name="T12">getSum</text:span>());</text:p>
      <text:p text:style-name="P5"><text:span text:style-name="T5"><text:s text:c="4"/>return</text:span> <text:span text:style-name="T18">0</text:span>;</text:p>
      <text:p text:style-name="P5">}</text:p>
      <text:p text:style-name="Standard"/>
      <text:h text:style-name="P21" text:outline-level="1">In file1.c, define an external variable count. Call this external variable in the main() function of file2.c.</text:h>
      <text:p text:style-name="P9">File1.c</text:p>
      <text:p text:style-name="P5"><text:span text:style-name="T5">#include</text:span><text:span text:style-name="T9"> </text:span><text:span text:style-name="T7">&lt;stdio.h&gt;</text:span></text:p>
      <text:p text:style-name="P8"><text:span text:style-name="T10">int</text:span><text:span text:style-name="T11"> </text:span><text:span text:style-name="T14">n</text:span><text:span text:style-name="T11"> </text:span><text:span text:style-name="T16">=</text:span><text:span text:style-name="T11"> </text:span><text:span text:style-name="T19">42</text:span><text:span text:style-name="T11">; </text:span></text:p>
      <text:p text:style-name="P8"/>
      <text:p text:style-name="P5"><text:span text:style-name="T9">int</text:span> <text:span text:style-name="T12">main</text:span>() {</text:p>
      <text:p text:style-name="P5"><text:span text:style-name="T12"><text:s text:c="4"/>printf</text:span>(<text:span text:style-name="T7">"Love CS</text:span><text:span text:style-name="T20">\n</text:span><text:span text:style-name="T7">"</text:span>);</text:p>
      <text:p text:style-name="P5"><text:span text:style-name="T5"><text:s text:c="4"/>return</text:span> <text:span text:style-name="T18">0</text:span>;</text:p>
      <text:p text:style-name="P5"><text:soft-page-break/>}</text:p>
      <text:p text:style-name="Standard"/>
      <text:p text:style-name="Standard"/>
      <text:p text:style-name="P9">File2.c</text:p>
      <text:p text:style-name="P7"><text:span text:style-name="T5">#include</text:span><text:span text:style-name="T7">&lt;stdio.h&gt;</text:span></text:p>
      <text:p text:style-name="P8"/>
      <text:p text:style-name="P5"><text:span text:style-name="T9">int</text:span> <text:span text:style-name="T12">main</text:span>(){</text:p>
      <text:p text:style-name="P5"><text:span text:style-name="T9"><text:s text:c="4"/>extern</text:span> <text:span text:style-name="T9">int</text:span> <text:span text:style-name="T13">n</text:span>;</text:p>
      <text:p text:style-name="P5"><text:span text:style-name="T12"><text:s text:c="4"/>printf</text:span>(<text:span text:style-name="T7">"External variable is </text:span><text:span text:style-name="T13">%d</text:span><text:span text:style-name="T20">\n</text:span><text:span text:style-name="T7">"</text:span>, <text:span text:style-name="T13">n</text:span>);</text:p>
      <text:p text:style-name="P5"><text:span text:style-name="T5"><text:s text:c="4"/>return</text:span> <text:span text:style-name="T18">0</text:span>;</text:p>
      <text:p text:style-name="P5">}</text:p>
      <text:p text:style-name="P2"/>
      <text:h text:style-name="Heading_20_1" text:outline-level="1">Write a recursive function factorial to calculate the factorial of a number. Call the function in main() to calculate the factorial of 5.</text:h>
      <text:p text:style-name="P5"><text:span text:style-name="T5">#include</text:span><text:span text:style-name="T9"> </text:span><text:span text:style-name="T7">&lt;stdio.h&gt;</text:span></text:p>
      <text:p text:style-name="P8"/>
      <text:p text:style-name="P5"><text:span text:style-name="T9">int</text:span> <text:span text:style-name="T12">factorial</text:span>(<text:span text:style-name="T9">int</text:span> <text:span text:style-name="T13">n</text:span>) {</text:p>
      <text:p text:style-name="P5"><text:span text:style-name="T5"><text:s text:c="4"/>for</text:span>(<text:span text:style-name="T9">int</text:span> <text:span text:style-name="T13">i</text:span> <text:span text:style-name="T15">=</text:span> <text:span text:style-name="T13">n</text:span> <text:span text:style-name="T15">-</text:span> <text:span text:style-name="T18">1</text:span>; <text:span text:style-name="T13">i</text:span> <text:span text:style-name="T15">&gt;</text:span> <text:span text:style-name="T18">1</text:span>; <text:span text:style-name="T13">i</text:span><text:span text:style-name="T15">--</text:span>) {</text:p>
      <text:p text:style-name="P5"><text:span text:style-name="T13"><text:s text:c="8"/>n</text:span> <text:span text:style-name="T15">*=</text:span> <text:span text:style-name="T13">i</text:span>;</text:p>
      <text:p text:style-name="P5"><text:s text:c="4"/>}</text:p>
      <text:p text:style-name="P5"><text:span text:style-name="T5"><text:s text:c="4"/>return</text:span> <text:span text:style-name="T13">n</text:span>;</text:p>
      <text:p text:style-name="P5">}</text:p>
      <text:p text:style-name="P8"/>
      <text:p text:style-name="P5"><text:span text:style-name="T9">int</text:span> <text:span text:style-name="T12">main</text:span>() {</text:p>
      <text:p text:style-name="P5"><text:span text:style-name="T9"><text:s text:c="4"/>int</text:span> <text:span text:style-name="T13">num</text:span> <text:span text:style-name="T15">=</text:span> <text:span text:style-name="T18">5</text:span>;</text:p>
      <text:p text:style-name="P5"><text:span text:style-name="T9"><text:s text:c="4"/>int</text:span> <text:span text:style-name="T13">result</text:span> <text:span text:style-name="T15">=</text:span> <text:span text:style-name="T12">factorial</text:span>(<text:span text:style-name="T13">num</text:span>);</text:p>
      <text:p text:style-name="P5"><text:span text:style-name="T12"><text:s text:c="4"/>printf</text:span>(<text:span text:style-name="T7">"Factorial of </text:span><text:span text:style-name="T13">%d</text:span><text:span text:style-name="T7"> is </text:span><text:span text:style-name="T13">%d</text:span><text:span text:style-name="T20">\n</text:span><text:span text:style-name="T7">"</text:span>, <text:span text:style-name="T13">num</text:span>, <text:span text:style-name="T13">result</text:span>);</text:p>
      <text:p text:style-name="P5"><text:span text:style-name="T5"><text:s text:c="4"/>return</text:span> <text:span text:style-name="T18">0</text:span>;</text:p>
      <text:p text:style-name="P5">}</text:p>
      <text:p text:style-name="Standard"/>
      <text:p text:style-name="Standard">以下题目为选做，不计入作业考核。以下题目均需用到“字符数组”的知识</text:p>
      <text:h text:style-name="Heading_20_1" text:outline-level="1">Write a function letterCount() to count the number of letters in a string. Call the function in main() to count letters in "Hello World".</text:h>
      <text:p text:style-name="P5"><text:span text:style-name="T5">#include</text:span><text:span text:style-name="T7">&lt;stdio.h&gt;</text:span></text:p>
      <text:p text:style-name="P8"/>
      <text:p text:style-name="P5"><text:span text:style-name="T9">int</text:span> <text:span text:style-name="T12">letterCount</text:span>(<text:span text:style-name="T9">char</text:span> <text:span text:style-name="T13">str</text:span><text:span text:style-name="T9">[]</text:span>){</text:p>
      <text:p text:style-name="P5"><text:span text:style-name="T9"><text:s text:c="4"/>int</text:span> <text:span text:style-name="T13">count</text:span> <text:span text:style-name="T15">=</text:span> <text:span text:style-name="T18">0</text:span>;</text:p>
      <text:p text:style-name="P5"><text:span text:style-name="T5"><text:s text:c="4"/>for</text:span> (<text:span text:style-name="T9">int</text:span> <text:span text:style-name="T13">i</text:span> <text:span text:style-name="T15">=</text:span> <text:span text:style-name="T18">0</text:span>; <text:span text:style-name="T13">str</text:span>[<text:span text:style-name="T13">i</text:span>] <text:span text:style-name="T15">!=</text:span> <text:span text:style-name="T7">'</text:span><text:span text:style-name="T20">\0</text:span><text:span text:style-name="T7">'</text:span>; <text:span text:style-name="T13">i</text:span><text:span text:style-name="T15">++</text:span>){</text:p>
      <text:p text:style-name="P5"><text:span text:style-name="T5"><text:s text:c="8"/>if</text:span> (<text:span text:style-name="T13">str</text:span>[<text:span text:style-name="T13">i</text:span>] <text:span text:style-name="T15">!=</text:span> <text:span text:style-name="T7">' '</text:span>){</text:p>
      <text:p text:style-name="P5"><text:span text:style-name="T13"><text:s text:c="12"/>count</text:span> <text:span text:style-name="T15">+=</text:span> <text:span text:style-name="T18">1</text:span>;</text:p>
      <text:p text:style-name="P5"><text:s text:c="8"/>}</text:p>
      <text:p text:style-name="P5"><text:soft-page-break/><text:s text:c="4"/>}</text:p>
      <text:p text:style-name="P5"><text:span text:style-name="T5"><text:s text:c="4"/>return</text:span> <text:span text:style-name="T13">count</text:span>;</text:p>
      <text:p text:style-name="P5">}</text:p>
      <text:p text:style-name="P8"/>
      <text:p text:style-name="P5"><text:span text:style-name="T9">int</text:span> <text:span text:style-name="T12">main</text:span>(){</text:p>
      <text:p text:style-name="P5"><text:span text:style-name="T9"><text:s text:c="4"/>int</text:span> <text:span text:style-name="T13">countNum</text:span>;</text:p>
      <text:p text:style-name="P5"><text:span text:style-name="T9"><text:s text:c="4"/>char</text:span> <text:span text:style-name="T13">testStr</text:span>[<text:span text:style-name="T18">15</text:span>] <text:span text:style-name="T15">=</text:span> <text:span text:style-name="T7">"Hello World"</text:span>;</text:p>
      <text:p text:style-name="P5"><text:span text:style-name="T13"><text:s text:c="4"/>countNum</text:span> <text:span text:style-name="T15">=</text:span> <text:span text:style-name="T12">letterCount</text:span>(<text:span text:style-name="T13">testStr</text:span>);</text:p>
      <text:p text:style-name="P5"><text:span text:style-name="T12"><text:s text:c="4"/>printf</text:span>(<text:span text:style-name="T7">"There's </text:span><text:span text:style-name="T13">%d</text:span><text:span text:style-name="T7"> num in Hello World</text:span><text:span text:style-name="T20">\n</text:span><text:span text:style-name="T7">"</text:span>, <text:span text:style-name="T13">countNum</text:span>);</text:p>
      <text:p text:style-name="P5"><text:span text:style-name="T5"><text:s text:c="4"/>return</text:span> <text:span text:style-name="T18">0</text:span>;</text:p>
      <text:p text:style-name="P5">}</text:p>
      <text:p text:style-name="Standard"/>
      <text:h text:style-name="Heading_20_1" text:outline-level="1">Write a function equalString() to check if two strings are equal. Call the function in main() to check if "abc" and "abc" are equal.</text:h>
      <text:p text:style-name="P5"><text:span text:style-name="T5">#include</text:span><text:span text:style-name="T9"> </text:span><text:span text:style-name="T7">&lt;stdio.h&gt;</text:span></text:p>
      <text:p text:style-name="P8"/>
      <text:p text:style-name="P5"><text:span text:style-name="T9">int</text:span> <text:span text:style-name="T12">equalString</text:span>(<text:span text:style-name="T9">char</text:span> <text:span text:style-name="T13">str1</text:span><text:span text:style-name="T9">[]</text:span>, <text:span text:style-name="T9">char</text:span> <text:span text:style-name="T13">str2</text:span><text:span text:style-name="T9">[]</text:span>) {</text:p>
      <text:p text:style-name="P5"><text:span text:style-name="T9"><text:s text:c="4"/>int</text:span> <text:span text:style-name="T13">i</text:span>;</text:p>
      <text:p text:style-name="P5"><text:span text:style-name="T5"><text:s text:c="4"/>for</text:span> (<text:span text:style-name="T13">i</text:span> <text:span text:style-name="T15">=</text:span> <text:span text:style-name="T18">0</text:span>; <text:span text:style-name="T13">str1</text:span>[<text:span text:style-name="T13">i</text:span>] <text:span text:style-name="T15">!=</text:span> <text:span text:style-name="T7">'</text:span><text:span text:style-name="T20">\0</text:span><text:span text:style-name="T7">'</text:span> <text:span text:style-name="T15">&amp;&amp;</text:span> <text:span text:style-name="T13">str2</text:span>[<text:span text:style-name="T13">i</text:span>] <text:span text:style-name="T15">!=</text:span> <text:span text:style-name="T7">'</text:span><text:span text:style-name="T20">\0</text:span><text:span text:style-name="T7">'</text:span>; <text:span text:style-name="T13">i</text:span><text:span text:style-name="T15">++</text:span>) {</text:p>
      <text:p text:style-name="P5"><text:span text:style-name="T5"><text:s text:c="8"/>if</text:span> (<text:span text:style-name="T13">str1</text:span>[<text:span text:style-name="T13">i</text:span>] <text:span text:style-name="T15">!=</text:span> <text:span text:style-name="T13">str2</text:span>[<text:span text:style-name="T13">i</text:span>]) {</text:p>
      <text:p text:style-name="P5"><text:span text:style-name="T5"><text:s text:c="12"/>return</text:span> <text:span text:style-name="T18">0</text:span>;</text:p>
      <text:p text:style-name="P5"><text:s text:c="8"/>}</text:p>
      <text:p text:style-name="P5"><text:s text:c="4"/>}</text:p>
      <text:p text:style-name="P5"><text:span text:style-name="T5"><text:s text:c="4"/>return</text:span> (<text:span text:style-name="T13">str1</text:span>[<text:span text:style-name="T13">i</text:span>] <text:span text:style-name="T15">==</text:span> <text:span text:style-name="T7">'</text:span><text:span text:style-name="T20">\0</text:span><text:span text:style-name="T7">'</text:span> <text:span text:style-name="T15">&amp;&amp;</text:span> <text:span text:style-name="T13">str2</text:span>[<text:span text:style-name="T13">i</text:span>] <text:span text:style-name="T15">==</text:span> <text:span text:style-name="T7">'</text:span><text:span text:style-name="T20">\0</text:span><text:span text:style-name="T7">'</text:span>); <text:span text:style-name="T22">//</text:span><text:span text:style-name="T23">AI improved this sentence cuz mine is a shitcode</text:span></text:p>
      <text:p text:style-name="P5">}</text:p>
      <text:p text:style-name="P8"/>
      <text:p text:style-name="P5"><text:span text:style-name="T9">int</text:span> <text:span text:style-name="T12">main</text:span>() {</text:p>
      <text:p text:style-name="P5"><text:span text:style-name="T9"><text:s text:c="4"/>char</text:span> <text:span text:style-name="T13">testStr1</text:span><text:span text:style-name="T9">[]</text:span> <text:span text:style-name="T15">=</text:span> <text:span text:style-name="T7">"abc"</text:span>, <text:span text:style-name="T13">testStr2</text:span><text:span text:style-name="T9">[]</text:span> <text:span text:style-name="T15">=</text:span> <text:span text:style-name="T7">"abc"</text:span>;</text:p>
      <text:p text:style-name="P5"><text:span text:style-name="T5"><text:s text:c="4"/>if</text:span> (<text:span text:style-name="T12">equalString</text:span>(<text:span text:style-name="T13">testStr1</text:span>, <text:span text:style-name="T13">testStr2</text:span>) <text:span text:style-name="T15">==</text:span> <text:span text:style-name="T18">1</text:span>) {</text:p>
      <text:p text:style-name="P5"><text:span text:style-name="T12"><text:s text:c="8"/>printf</text:span>(<text:span text:style-name="T7">"These 2 strings are equal</text:span><text:span text:style-name="T20">\n</text:span><text:span text:style-name="T7">"</text:span>);</text:p>
      <text:p text:style-name="P5"><text:s text:c="4"/>} <text:span text:style-name="T5">else</text:span> {</text:p>
      <text:p text:style-name="P5"><text:span text:style-name="T12"><text:s text:c="8"/>printf</text:span>(<text:span text:style-name="T7">"These 2 strings are not equal</text:span><text:span text:style-name="T20">\n</text:span><text:span text:style-name="T7">"</text:span>);</text:p>
      <text:p text:style-name="P5"><text:s text:c="4"/>}</text:p>
      <text:p text:style-name="P5"><text:span text:style-name="T5"><text:s text:c="4"/>return</text:span> <text:span text:style-name="T18">0</text:span>;</text:p>
      <text:p text:style-name="P5">}</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Noto Sans CJK SC" svg:font-family="'Noto Sans CJK SC'" style:font-family-generic="swiss"/>
    <style:font-face style:name="Noto Sans CJK SC1" svg:font-family="'Noto Sans CJK SC'"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 Bold1" svg:font-family="'Times New Roman Bold'" style:font-family-generic="system" style:font-pitch="variable"/>
    <style:font-face style:name="Times New Roman1" svg:font-family="'Times New Roman'" style:font-family-generic="system" style:font-pitch="variable"/>
    <style:font-face style:name="Wingdings" svg:font-family="Wingdings" style:font-charset="x-symbol"/>
    <style:font-face style:name="宋体"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style:font-face style:name="黑体" svg:font-family="黑体" style:font-family-generic="system" style:font-pitch="variable"/>
  </office:font-face-decls>
  <office:styles>
    <draw:stroke-dash draw:name="Dash_20_Dot_20_1" draw:display-name="Dash Dot 1" draw:style="rect" draw:dots1="1" draw:dots1-length="3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Times New Roman" fo:font-size="10pt" fo:language="en" fo:country="US" style:letter-kerning="false" style:font-name-asian="宋体" style:font-size-asian="10pt" style:language-asian="zh" style:country-asian="CN"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style:snap-to-layout-grid="false" style:writing-mode="lr-tb"/>
      <style:text-properties style:font-name="Times New Roman" fo:font-family="'Times New Roman'" style:font-family-generic="roman" style:font-pitch="variable" fo:font-size="10.5pt" style:letter-kerning="true" style:font-name-asian="宋体" style:font-family-asian="宋体" style:font-family-generic-asian="system" style:font-pitch-asian="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loext:linked-style-name="正文文本_20_字符" style:class="text">
      <style:paragraph-properties fo:margin-top="0cm" fo:margin-bottom="0.212cm" style:contextual-spacing="false"/>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Heading_20_1" style:display-name="Heading 1" style:family="paragraph" style:parent-style-name="Standard" style:next-style-name="Standard" loext:linked-style-name="标题_20_1_20_字符" style:default-outline-level="1" style:class="text">
      <style:paragraph-properties fo:margin-top="0.212cm" fo:margin-bottom="0.212cm" style:contextual-spacing="false" fo:keep-together="always" fo:keep-with-next="always"/>
      <style:text-properties style:letter-kerning="true" style:font-name-asian="微软雅黑1" style:font-family-asian="微软雅黑" style:font-family-generic-asian="system" style:font-pitch-asian="variable" style:font-size-complex="22pt"/>
    </style:style>
    <style:style style:name="Heading_20_2" style:display-name="Heading 2" style:family="paragraph" style:parent-style-name="Standard" style:next-style-name="Normal_20_Indent" loext:linked-style-name="标题_20_2_20_字符" style:default-outline-level="2" style:class="text">
      <style:paragraph-properties fo:margin-top="0.212cm" fo:margin-bottom="0.212cm" style:contextual-spacing="false" fo:keep-together="always" fo:keep-with-next="always"/>
      <style:text-properties style:font-name="微软雅黑" fo:font-family="微软雅黑" style:font-family-generic="roman" style:font-pitch="variable" fo:font-size="14pt" style:font-name-asian="微软雅黑1" style:font-family-asian="微软雅黑" style:font-family-generic-asian="system" style:font-pitch-asian="variable" style:font-size-asian="14pt" style:font-size-complex="14pt"/>
    </style:style>
    <style:style style:name="Heading_20_3" style:display-name="Heading 3" style:family="paragraph" style:parent-style-name="Standard" style:next-style-name="Normal_20_Indent" loext:linked-style-name="标题_20_3_20_字符" style:default-outline-level="3" style:class="text">
      <style:paragraph-properties fo:margin-top="0.212cm" fo:margin-bottom="0.212cm" style:contextual-spacing="false" fo:keep-together="always" fo:keep-with-next="always"/>
      <style:text-properties style:font-name="微软雅黑" fo:font-family="微软雅黑" style:font-family-generic="roman" style:font-pitch="variable" fo:font-size="12pt" style:font-name-asian="微软雅黑1" style:font-family-asian="微软雅黑" style:font-family-generic-asian="system" style:font-pitch-asian="variable" style:font-size-asian="12pt"/>
    </style:style>
    <style:style style:name="Heading_20_4" style:display-name="Heading 4" style:family="paragraph" style:parent-style-name="Standard" style:next-style-name="Normal_20_Indent" loext:linked-style-name="标题_20_4_20_字符" style:default-outline-level="4" style:class="text">
      <style:paragraph-properties fo:margin-top="0.212cm" fo:margin-bottom="0.212cm" style:contextual-spacing="false" fo:keep-together="always" fo:keep-with-next="always"/>
      <style:text-properties style:font-name="微软雅黑" fo:font-family="微软雅黑" style:font-family-generic="roman" style:font-pitch="variable" style:font-name-asian="微软雅黑1" style:font-family-asian="微软雅黑" style:font-family-generic-asian="system" style:font-pitch-asian="variable"/>
    </style:style>
    <style:style style:name="Heading_20_5" style:display-name="Heading 5" style:family="paragraph" style:parent-style-name="Standard" style:next-style-name="Normal_20_Indent" loext:linked-style-name="标题_20_5_20_字符" style:default-outline-level="5" style:list-style-name="WWNum2" style:list-level="5" style:class="text">
      <style:paragraph-properties fo:margin-top="0.212cm" fo:margin-bottom="0.212cm" style:contextual-spacing="false" fo:keep-together="always" fo:keep-with-next="always"/>
      <style:text-properties style:font-name="Arial" fo:font-family="Arial" style:font-family-generic="roman" style:font-pitch="variable" style:font-name-asian="微软雅黑1" style:font-family-asian="微软雅黑" style:font-family-generic-asian="system" style:font-pitch-asian="variable"/>
    </style:style>
    <style:style style:name="Heading_20_6" style:display-name="Heading 6" style:family="paragraph" style:parent-style-name="Standard" style:next-style-name="Standard" loext:linked-style-name="标题_20_6_20_字符" style:default-outline-level="6" style:list-style-name="WWNum2" style:list-level="6" style:class="text">
      <style:paragraph-properties fo:margin-top="0.423cm" fo:margin-bottom="0.113cm" style:contextual-spacing="false" fo:line-height="133%" fo:keep-together="always" fo:keep-with-next="always"/>
      <style:text-properties style:font-name="Arial" fo:font-family="Arial" style:font-family-generic="roman" style:font-pitch="variable" fo:font-size="12pt" fo:font-weight="bold" style:font-name-asian="黑体" style:font-family-asian="黑体" style:font-family-generic-asian="system" style:font-pitch-asian="variable" style:font-size-asian="12pt" style:font-weight-asian="bold"/>
    </style:style>
    <style:style style:name="Heading_20_7" style:display-name="Heading 7" style:family="paragraph" style:parent-style-name="Standard" style:next-style-name="Standard" loext:linked-style-name="标题_20_7_20_字符" style:default-outline-level="7" style:list-style-name="WWNum2" style:list-level="7" style:class="text">
      <style:paragraph-properties fo:margin-top="0.423cm" fo:margin-bottom="0.113cm" style:contextual-spacing="false" fo:line-height="133%" fo:keep-together="always" fo:keep-with-next="always"/>
      <style:text-properties fo:font-size="12pt" fo:font-weight="bold" style:font-size-asian="12pt" style:font-weight-asian="bold"/>
    </style:style>
    <style:style style:name="Heading_20_8" style:display-name="Heading 8" style:family="paragraph" style:parent-style-name="Standard" style:next-style-name="Standard" loext:linked-style-name="标题_20_8_20_字符" style:default-outline-level="8" style:list-style-name="WWNum2" style:list-level="8" style:class="text">
      <style:paragraph-properties fo:margin-top="0.423cm" fo:margin-bottom="0.113cm" style:contextual-spacing="false" fo:line-height="133%" fo:keep-together="always" fo:keep-with-next="always"/>
      <style:text-properties style:font-name="Arial" fo:font-family="Arial" style:font-family-generic="roman" style:font-pitch="variable" fo:font-size="12pt" style:font-name-asian="黑体" style:font-family-asian="黑体" style:font-family-generic-asian="system" style:font-pitch-asian="variable" style:font-size-asian="12pt"/>
    </style:style>
    <style:style style:name="Heading_20_9" style:display-name="Heading 9" style:family="paragraph" style:parent-style-name="Standard" style:next-style-name="Standard" loext:linked-style-name="标题_20_9_20_字符" style:default-outline-level="9" style:list-style-name="WWNum2" style:list-level="9" style:class="text">
      <style:paragraph-properties fo:margin-top="0.423cm" fo:margin-bottom="0.113cm" style:contextual-spacing="false" fo:line-height="133%" fo:keep-together="always" fo:keep-with-next="always"/>
      <style:text-properties style:font-name="Arial" fo:font-family="Arial" style:font-family-generic="roman" style:font-pitch="variable" style:font-name-asian="黑体" style:font-family-asian="黑体" style:font-family-generic-asian="system" style:font-pitch-asian="variable"/>
    </style:style>
    <style:style style:name="Normal_20_Indent" style:display-name="Normal Indent" style:family="paragraph" style:parent-style-name="Standard">
      <style:paragraph-properties fo:margin-left="0cm" fo:margin-right="0cm" fo:text-indent="0.353cm" style:auto-text-indent="false"/>
    </style:style>
    <style:style style:name="Contents_20_7" style:display-name="Contents 7" style:family="paragraph" style:parent-style-name="Standard" style:next-style-name="Standard" style:class="index">
      <style:paragraph-properties fo:margin-left="2.223cm" fo:margin-right="0cm" fo:text-align="start" style:justify-single-word="false" fo:text-indent="0cm" style:auto-text-indent="false"/>
      <style:text-properties fo:font-size="9pt" style:font-size-asian="9pt" style:font-size-complex="9pt"/>
    </style:style>
    <style:style style:name="List_20_Number_20_2" style:display-name="List Number 2" style:family="paragraph" style:parent-style-name="Standard" style:list-style-name="WWNum3">
      <style:paragraph-properties fo:margin-left="0cm" fo:margin-right="0cm" fo:margin-top="0cm" fo:margin-bottom="0cm" style:contextual-spacing="true" fo:text-indent="0cm" style:auto-text-indent="false"/>
      <style:text-properties fo:background-color="#ffffff"/>
    </style:style>
    <style:style style:name="E-mail_20_Signature" style:display-name="E-mail Signature" style:family="paragraph" style:parent-style-name="Standard" loext:linked-style-name="电子邮件签名_20_字符"/>
    <style:style style:name="List_20_Number" style:display-name="List Number" style:family="paragraph" style:parent-style-name="Standard" style:list-style-name="WWNum4">
      <style:paragraph-properties fo:margin-top="0cm" fo:margin-bottom="0cm" style:contextual-spacing="true"/>
    </style:style>
    <style:style style:name="caption" style:family="paragraph" style:parent-style-name="Standard" style:next-style-name="Normal_20_Indent">
      <style:paragraph-properties fo:margin-top="0.106cm" fo:margin-bottom="0.282cm" style:contextual-spacing="false" fo:text-align="center" style:justify-single-word="false"/>
      <style:text-properties style:font-name-asian="黑体" style:font-family-asian="黑体" style:font-family-generic-asian="system" style:font-pitch-asian="variable" style:font-size-complex="10.5pt"/>
    </style:style>
    <style:style style:name="Document_20_Map" style:display-name="Document Map" style:family="paragraph" style:parent-style-name="Standard" loext:linked-style-name="文档结构图_20_字符">
      <loext:graphic-properties draw:fill="solid" draw:fill-color="#000080"/>
      <style:paragraph-properties fo:background-color="#000080"/>
    </style:style>
    <style:style style:name="annotation_20_text" style:display-name="annotation text" style:family="paragraph" style:parent-style-name="Standard" loext:linked-style-name="批注文字_20_字符">
      <style:paragraph-properties fo:text-align="start" style:justify-single-word="false"/>
    </style:style>
    <style:style style:name="Body_20_Text_20_3" style:display-name="Body Text 3" style:family="paragraph" style:parent-style-name="Standard" loext:linked-style-name="正文文本_20_3_20_字符">
      <style:paragraph-properties fo:margin-top="0cm" fo:margin-bottom="0.212cm" style:contextual-spacing="false"/>
      <style:text-properties fo:font-size="8pt" style:font-size-asian="8pt" style:font-size-complex="8pt"/>
    </style:style>
    <style:style style:name="Text_20_body_20_indent" style:display-name="Text body indent" style:family="paragraph" style:parent-style-name="Standard" loext:linked-style-name="正文文本缩进_20_字符" style:class="text">
      <style:paragraph-properties fo:margin-left="0.741cm" fo:margin-right="0cm" fo:margin-top="0cm" fo:margin-bottom="0.212cm" style:contextual-spacing="false" fo:text-indent="0cm" style:auto-text-indent="false"/>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HTML_20_Address" style:display-name="HTML Address" style:family="paragraph" style:parent-style-name="Standard" loext:linked-style-name="HTML_20_地址_20_字符">
      <style:text-properties fo:font-style="italic" style:font-style-asian="italic" style:font-style-complex="italic"/>
    </style:style>
    <style:style style:name="Contents_20_5" style:display-name="Contents 5" style:family="paragraph" style:parent-style-name="Standard" style:next-style-name="Standard" style:class="index">
      <style:paragraph-properties fo:margin-left="1.482cm" fo:margin-right="0cm" fo:text-align="start" style:justify-single-word="false" fo:text-indent="0cm" style:auto-text-indent="false"/>
      <style:text-properties fo:font-size="9pt" style:font-size-asian="9pt" style:font-size-complex="9pt"/>
    </style:style>
    <style:style style:name="Contents_20_3" style:display-name="Contents 3" style:family="paragraph" style:parent-style-name="Standard" style:next-style-name="Standard" style:class="index">
      <style:paragraph-properties fo:margin-left="0.741cm" fo:margin-right="0cm" fo:text-align="start" style:justify-single-word="false" fo:text-indent="0cm" style:auto-text-indent="false"/>
      <style:text-properties fo:font-size="10pt" style:font-size-asian="10pt" style:font-style-complex="italic"/>
    </style:style>
    <style:style style:name="Contents_20_8" style:display-name="Contents 8" style:family="paragraph" style:parent-style-name="Standard" style:next-style-name="Standard" style:class="index">
      <style:paragraph-properties fo:margin-left="2.593cm" fo:margin-right="0cm" fo:text-align="start" style:justify-single-word="false" fo:text-indent="0cm" style:auto-text-indent="false"/>
      <style:text-properties fo:font-size="9pt" style:font-size-asian="9pt" style:font-size-complex="9pt"/>
    </style:style>
    <style:style style:name="Body_20_Text_20_Indent_20_2" style:display-name="Body Text Indent 2" style:family="paragraph" style:parent-style-name="Standard" loext:linked-style-name="正文文本缩进_20_2_20_字符">
      <style:paragraph-properties fo:margin-left="0.741cm" fo:margin-right="0cm" fo:margin-top="0cm" fo:margin-bottom="0.212cm" style:contextual-spacing="false" fo:line-height="200%" fo:text-indent="0cm" style:auto-text-indent="false"/>
    </style:style>
    <style:style style:name="Balloon_20_Text" style:display-name="Balloon Text" style:family="paragraph" style:parent-style-name="Standard" loext:linked-style-name="批注框文本_20_字符">
      <style:text-properties fo:font-size="9pt" style:font-size-asian="9pt" style:font-size-complex="9pt"/>
    </style:style>
    <style:style style:name="Header_20_and_20_Footer" style:display-name="Header and Footer" style:family="paragraph" style:parent-style-name="Standard" style:class="extra"/>
    <style:style style:name="Footer" style:family="paragraph" style:parent-style-name="Standard" loext:linked-style-name="页脚_20_字符" style:class="extra">
      <style:paragraph-properties fo:text-align="start" style:justify-single-word="false">
        <style:tab-stops>
          <style:tab-stop style:position="7.325cm" style:type="center"/>
          <style:tab-stop style:position="14.651cm" style:type="right"/>
        </style:tab-stops>
      </style:paragraph-properties>
      <style:text-properties fo:font-size="9pt" style:font-size-asian="9pt" style:font-size-complex="9pt"/>
    </style:style>
    <style:style style:name="envelope_20_return" style:display-name="envelope return" style:family="paragraph" style:parent-style-name="Standard">
      <style:text-properties style:font-name="Arial" fo:font-family="Arial" style:font-family-generic="roman" style:font-pitch="variable" style:font-name-complex="Arial1" style:font-family-complex="Arial" style:font-family-generic-complex="system" style:font-pitch-complex="variable"/>
    </style:style>
    <style:style style:name="Header" style:family="paragraph" style:parent-style-name="Standard" loext:linked-style-name="页眉_20_字符" style:class="extra">
      <style:paragraph-properties style:line-height-at-least="0.035cm" fo:text-align="center" style:justify-single-word="false" fo:padding-left="0cm" fo:padding-right="0cm" fo:padding-top="0cm" fo:padding-bottom="0.035cm" fo:border-left="none" fo:border-right="none" fo:border-top="none" fo:border-bottom="0.74pt solid #000000">
        <style:tab-stops>
          <style:tab-stop style:position="7.325cm" style:type="center"/>
          <style:tab-stop style:position="14.651cm" style:type="right"/>
        </style:tab-stops>
      </style:paragraph-properties>
      <style:text-properties fo:font-size="5pt" style:font-size-asian="5pt" style:font-size-complex="9pt"/>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ext-properties fo:text-transform="uppercase" fo:font-size="10pt" style:font-size-asian="10pt" style:font-weight-complex="bold"/>
    </style:style>
    <style:style style:name="Contents_20_4" style:display-name="Contents 4" style:family="paragraph" style:parent-style-name="Standard" style:next-style-name="Standard" style:class="index">
      <style:paragraph-properties fo:margin-left="1.109cm" fo:margin-right="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852cm" fo:margin-right="0cm" fo:text-align="start" style:justify-single-word="false" fo:text-indent="0cm" style:auto-text-indent="false"/>
      <style:text-properties fo:font-size="9pt" style:font-size-asian="9pt" style:font-size-complex="9pt"/>
    </style:style>
    <style:style style:name="Body_20_Text_20_Indent_20_3" style:display-name="Body Text Indent 3" style:family="paragraph" style:parent-style-name="Standard" loext:linked-style-name="正文文本缩进_20_3_20_字符">
      <style:paragraph-properties fo:margin-left="0.741cm" fo:margin-right="0cm" fo:margin-top="0cm" fo:margin-bottom="0.212cm" style:contextual-spacing="false" fo:text-indent="0cm" style:auto-text-indent="false"/>
      <style:text-properties fo:font-size="8pt" style:font-size-asian="8pt" style:font-size-complex="8pt"/>
    </style:style>
    <style:style style:name="table_20_of_20_figures" style:display-name="table of figures" style:family="paragraph" style:parent-style-name="Standard" style:next-style-name="Standard"/>
    <style:style style:name="Contents_20_2" style:display-name="Contents 2" style:family="paragraph" style:parent-style-name="Standard" style:next-style-name="Standard" style:class="index">
      <style:paragraph-properties fo:margin-left="0.37cm" fo:margin-right="0cm" fo:text-align="start" style:justify-single-word="false" fo:text-indent="0cm" style:auto-text-indent="false"/>
      <style:text-properties fo:font-variant="small-caps" fo:font-size="10pt" style:font-size-asian="10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ext-properties fo:font-size="9pt" style:font-size-asian="9pt" style:font-size-complex="9pt"/>
    </style:style>
    <style:style style:name="Body_20_Text_20_2" style:display-name="Body Text 2" style:family="paragraph" style:parent-style-name="Standard" loext:linked-style-name="正文文本_20_2_20_字符">
      <style:paragraph-properties fo:margin-top="0cm" fo:margin-bottom="0.212cm" style:contextual-spacing="false" fo:line-height="200%"/>
    </style:style>
    <style:style style:name="HTML_20_Preformatted" style:display-name="HTML Preformatted" style:family="paragraph" style:parent-style-name="Standard" loext:linked-style-name="HTML_20_预设格式_20_字符">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Normal_20__28_Web_29_" style:display-name="Normal (Web)" style:family="paragraph" style:parent-style-name="Standard">
      <style:text-properties fo:font-size="12pt" style:font-size-asian="12pt" style:font-size-complex="12pt"/>
    </style:style>
    <style:style style:name="Title" style:family="paragraph" style:parent-style-name="Standard" loext:linked-style-name="标题_20_字符" style:class="chapter">
      <style:paragraph-properties fo:margin-top="0.423cm" fo:margin-bottom="0cm" style:contextual-spacing="false" fo:text-align="center" style:justify-single-word="false"/>
      <style:text-properties fo:font-size="14pt" fo:font-weight="bold" style:font-name-asian="Times New Roman1" style:font-family-asian="'Times New Roman'" style:font-family-generic-asian="system" style:font-pitch-asian="variable" style:font-size-asian="14pt" style:font-weight-asian="bold"/>
    </style:style>
    <style:style style:name="annotation_20_subject" style:display-name="annotation subject" style:family="paragraph" style:parent-style-name="annotation_20_text" style:next-style-name="annotation_20_text" loext:linked-style-name="批注主题_20_字符">
      <style:text-properties fo:font-weight="bold" style:font-weight-asian="bold" style:font-weight-complex="bold"/>
    </style:style>
    <style:style style:name="Body_20_Text_20_Indent" style:display-name="Body Text Indent" style:family="paragraph" style:parent-style-name="Text_20_body" loext:linked-style-name="正文文本首行缩进_20_字符">
      <style:paragraph-properties fo:margin-left="0cm" fo:margin-right="0cm" fo:text-indent="0.741cm" style:auto-text-indent="false"/>
    </style:style>
    <style:style style:name="Body_20_Text_20_First_20_Indent_20_2" style:display-name="Body Text First Indent 2" style:family="paragraph" style:parent-style-name="Text_20_body_20_indent" loext:linked-style-name="正文文本首行缩进_20_2_20_字符">
      <style:paragraph-properties fo:margin-left="0.741cm" fo:margin-right="0cm" fo:text-indent="0.741cm" style:auto-text-indent="false"/>
    </style:style>
    <style:style style:name="表格文字_28_居中_29_" style:display-name="表格文字(居中)" style:family="paragraph" style:parent-style-name="Normal_20_Indent">
      <style:paragraph-properties fo:margin-left="0cm" fo:margin-right="0cm" fo:text-align="center" style:justify-single-word="false" fo:text-indent="0cm" style:auto-text-indent="false"/>
    </style:style>
    <style:style style:name="表格文字_28_左对齐_29_" style:display-name="表格文字(左对齐)" style:family="paragraph" style:parent-style-name="Normal_20_Indent">
      <style:paragraph-properties fo:margin-left="0cm" fo:margin-right="0cm" fo:text-indent="0cm" style:auto-text-indent="false"/>
    </style:style>
    <style:style style:name="正文居中" style:family="paragraph" style:parent-style-name="Standard">
      <style:paragraph-properties fo:text-align="center" style:justify-single-word="false"/>
    </style:style>
    <style:style style:name="表格文字强调_28_居中_29_" style:display-name="表格文字强调(居中)" style:family="paragraph" style:parent-style-name="表格文字_28_左对齐_29_">
      <style:paragraph-properties fo:text-align="center" style:justify-single-word="false"/>
      <style:text-properties style:font-name="Times New Roman Bold" fo:font-family="'Times New Roman Bold'" style:font-family-generic="roman" style:font-pitch="variable" fo:font-weight="bold" style:font-weight-asian="bold" style:font-name-complex="Times New Roman Bold1" style:font-family-complex="'Times New Roman Bold'" style:font-family-generic-complex="system" style:font-pitch-complex="variable" style:font-weight-complex="bold"/>
    </style:style>
    <style:style style:name="表格文字强调_28_左对齐_29_" style:display-name="表格文字强调(左对齐)" style:family="paragraph" style:parent-style-name="Normal_20_Indent">
      <style:paragraph-properties fo:margin-left="0cm" fo:margin-right="0cm" fo:text-align="start" style:justify-single-word="false" fo:text-indent="0cm" style:auto-text-indent="false"/>
      <style:text-properties fo:font-weight="bold" style:font-weight-asian="bold"/>
    </style:style>
    <style:style style:name="次级标题" style:family="paragraph" style:parent-style-name="Standard" style:next-style-name="Standard">
      <style:paragraph-properties fo:margin-top="0.106cm" fo:margin-bottom="0.106cm" style:contextual-spacing="false" fo:text-align="center" style:justify-single-word="false"/>
      <style:text-properties fo:font-size="15pt" fo:font-weight="bold" style:font-size-asian="15pt" style:font-weight-asian="bold"/>
    </style:style>
    <style:style style:name="反显强调" style:family="paragraph" style:parent-style-name="Standard" loext:linked-style-name="反显强调_20_Char">
      <style:paragraph-properties fo:margin-left="0cm" fo:margin-right="0cm" fo:text-indent="0.741cm" style:auto-text-indent="false"/>
      <style:text-properties fo:color="#ffffff" loext:opacity="100%" style:font-size-complex="10.5pt"/>
    </style:style>
    <style:style style:name="居中强调" style:family="paragraph" style:parent-style-name="Standard">
      <style:paragraph-properties fo:text-align="center" style:justify-single-word="false"/>
      <style:text-properties fo:font-weight="bold" style:font-weight-asian="bold" style:font-weight-complex="bold"/>
    </style:style>
    <style:style style:name="列表文字" style:family="paragraph" style:parent-style-name="Standard" style:list-style-name="WWNum5"/>
    <style:style style:name="内部参考" style:family="paragraph" style:parent-style-name="Normal_20_Indent">
      <style:text-properties fo:color="#0000ff" loext:opacity="100%" fo:font-style="italic" style:font-style-asian="italic"/>
    </style:style>
    <style:style style:name="图表" style:family="paragraph" style:parent-style-name="Standard" style:next-style-name="caption">
      <style:paragraph-properties fo:text-align="center" style:justify-single-word="false" fo:keep-with-next="always"/>
    </style:style>
    <style:style style:name="文档主题" style:family="paragraph" style:parent-style-name="Title">
      <style:paragraph-properties fo:margin-top="0.212cm" fo:margin-bottom="0cm" style:contextual-spacing="false"/>
      <style:text-properties fo:font-size="18pt" style:font-size-asian="18pt"/>
    </style:style>
    <style:style style:name="页眉页脚文字" style:family="paragraph" style:parent-style-name="Standard">
      <style:text-properties fo:font-size="9pt" style:font-size-asian="9pt"/>
    </style:style>
    <style:style style:name="List_20_Paragraph" style:display-name="List Paragraph" style:family="paragraph" style:parent-style-name="Standard">
      <style:paragraph-properties fo:margin-left="0cm" fo:margin-right="0cm" fo:text-indent="0.741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ne_20_number" style:display-name="line number" style:family="text" style:parent-style-name="Default_20_Paragraph_20_Font"/>
    <style:style style:name="HTML_20_Definition" style:display-name="HTML Definition" style:family="text" style:parent-style-name="Default_20_Paragraph_20_Font">
      <style:text-properties fo:font-style="italic" style:font-style-asian="italic" style:font-style-complex="italic"/>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Acronym" style:display-name="HTML Acronym"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10.5pt" style:font-size-asian="10.5pt" style:font-size-complex="10.5pt"/>
    </style:style>
    <style:style style:name="HTML_20_Cite" style:display-name="HTML Cite"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地址_20_字符" style:display-name="HTML 地址 字符" style:family="text" style:parent-style-name="Default_20_Paragraph_20_Font" loext:linked-style-name="HTML_20_Address">
      <style:text-properties fo:font-size="10.5pt" fo:font-style="italic" style:letter-kerning="true" style:font-size-asian="10.5pt" style:font-style-asian="italic" style:font-style-complex="italic"/>
    </style:style>
    <style:style style:name="HTML_20_预设格式_20_字符" style:display-name="HTML 预设格式 字符" style:family="text" style:parent-style-name="Default_20_Paragraph_20_Font" loext:linked-style-name="HTML_20_Preformatted">
      <style:text-properties style:font-name="Courier New" fo:font-family="'Courier New'" style:font-family-generic="roman" style:font-pitch="variable" style:letter-kerning="true" style:font-name-complex="Courier New1" style:font-family-complex="'Courier New'" style:font-family-generic-complex="system" style:font-pitch-complex="variable"/>
    </style:style>
    <style:style style:name="标题_20_2_20_字符" style:display-name="标题 2 字符" style:family="text" style:parent-style-name="Default_20_Paragraph_20_Font">
      <style:text-properties style:font-name="微软雅黑" fo:font-family="微软雅黑" style:font-family-generic="roman" style:font-pitch="variable" fo:font-size="14pt" style:letter-kerning="true" style:font-name-asian="微软雅黑1" style:font-family-asian="微软雅黑" style:font-family-generic-asian="system" style:font-pitch-asian="variable" style:font-size-asian="14pt" style:font-size-complex="14pt"/>
    </style:style>
    <style:style style:name="标题_20_3_20_字符" style:display-name="标题 3 字符" style:family="text" style:parent-style-name="Default_20_Paragraph_20_Font">
      <style:text-properties style:font-name="微软雅黑" fo:font-family="微软雅黑" style:font-family-generic="roman" style:font-pitch="variable" fo:font-size="12pt" style:letter-kerning="true" style:font-name-asian="微软雅黑1" style:font-family-asian="微软雅黑" style:font-family-generic-asian="system" style:font-pitch-asian="variable" style:font-size-asian="12pt"/>
    </style:style>
    <style:style style:name="标题_20_4_20_字符" style:display-name="标题 4 字符" style:family="text" style:parent-style-name="Default_20_Paragraph_20_Font">
      <style:text-properties style:font-name="微软雅黑" fo:font-family="微软雅黑" style:font-family-generic="roman" style:font-pitch="variable" fo:font-size="10.5pt" style:letter-kerning="true" style:font-name-asian="微软雅黑1" style:font-family-asian="微软雅黑" style:font-family-generic-asian="system" style:font-pitch-asian="variable" style:font-size-asian="10.5pt"/>
    </style:style>
    <style:style style:name="标题_20_5_20_字符" style:display-name="标题 5 字符" style:family="text" style:parent-style-name="Default_20_Paragraph_20_Font">
      <style:text-properties style:font-name="Arial" fo:font-family="Arial" style:font-family-generic="roman" style:font-pitch="variable" fo:font-size="10.5pt" style:letter-kerning="true" style:font-name-asian="微软雅黑1" style:font-family-asian="微软雅黑" style:font-family-generic-asian="system" style:font-pitch-asian="variable" style:font-size-asian="10.5pt"/>
    </style:style>
    <style:style style:name="标题_20_6_20_字符" style:display-name="标题 6 字符" style:family="text" style:parent-style-name="Default_20_Paragraph_20_Font">
      <style:text-properties style:font-name="Arial" fo:font-family="Arial" style:font-family-generic="roman" style:font-pitch="variable" fo:font-size="12pt" fo:font-weight="bold" style:letter-kerning="true" style:font-name-asian="黑体" style:font-family-asian="黑体" style:font-family-generic-asian="system" style:font-pitch-asian="variable" style:font-size-asian="12pt" style:font-weight-asian="bold"/>
    </style:style>
    <style:style style:name="标题_20_7_20_字符" style:display-name="标题 7 字符" style:family="text" style:parent-style-name="Default_20_Paragraph_20_Font">
      <style:text-properties style:font-name="Times New Roman" fo:font-family="'Times New Roman'" style:font-family-generic="roman" style:font-pitch="variable" fo:font-size="12pt" fo:font-weight="bold" style:letter-kerning="true" style:font-name-asian="宋体" style:font-family-asian="宋体" style:font-family-generic-asian="system" style:font-pitch-asian="variable" style:font-size-asian="12pt" style:font-weight-asian="bold"/>
    </style:style>
    <style:style style:name="标题_20_8_20_字符" style:display-name="标题 8 字符" style:family="text" style:parent-style-name="Default_20_Paragraph_20_Font">
      <style:text-properties style:font-name="Arial" fo:font-family="Arial" style:font-family-generic="roman" style:font-pitch="variable" fo:font-size="12pt" style:letter-kerning="true" style:font-name-asian="黑体" style:font-family-asian="黑体" style:font-family-generic-asian="system" style:font-pitch-asian="variable" style:font-size-asian="12pt"/>
    </style:style>
    <style:style style:name="标题_20_9_20_字符" style:display-name="标题 9 字符" style:family="text" style:parent-style-name="Default_20_Paragraph_20_Font">
      <style:text-properties style:font-name="Arial" fo:font-family="Arial" style:font-family-generic="roman" style:font-pitch="variable" fo:font-size="10.5pt" style:letter-kerning="true" style:font-name-asian="黑体" style:font-family-asian="黑体" style:font-family-generic-asian="system" style:font-pitch-asian="variable" style:font-size-asian="10.5pt"/>
    </style:style>
    <style:style style:name="标题_20_字符" style:display-name="标题 字符" style:family="text" style:parent-style-name="Default_20_Paragraph_20_Font">
      <style:text-properties fo:font-size="14pt" fo:font-weight="bold" style:letter-kerning="true" style:font-name-asian="Times New Roman1" style:font-family-asian="'Times New Roman'" style:font-family-generic-asian="system" style:font-pitch-asian="variable" style:font-size-asian="14pt" style:font-weight-asian="bold"/>
    </style:style>
    <style:style style:name="电子邮件签名_20_字符" style:display-name="电子邮件签名 字符" style:family="text" style:parent-style-name="Default_20_Paragraph_20_Font" loext:linked-style-name="E-mail_20_Signature">
      <style:text-properties fo:font-size="10.5pt" style:letter-kerning="true" style:font-size-asian="10.5pt"/>
    </style:style>
    <style:style style:name="反显强调_20_Char" style:display-name="反显强调 Char" style:family="text" style:parent-style-name="Default_20_Paragraph_20_Font" loext:linked-style-name="反显强调">
      <style:text-properties fo:color="#ffffff" loext:opacity="100%" fo:font-size="10.5pt" style:letter-kerning="true" style:font-size-asian="10.5pt" style:font-size-complex="10.5pt"/>
    </style:style>
    <style:style style:name="批注框文本_20_字符" style:display-name="批注框文本 字符" style:family="text" style:parent-style-name="Default_20_Paragraph_20_Font" loext:linked-style-name="Balloon_20_Text">
      <style:text-properties fo:font-size="9pt" style:letter-kerning="true" style:font-size-asian="9pt" style:font-size-complex="9pt"/>
    </style:style>
    <style:style style:name="批注文字_20_字符" style:display-name="批注文字 字符" style:family="text" style:parent-style-name="Default_20_Paragraph_20_Font" loext:linked-style-name="annotation_20_text">
      <style:text-properties fo:font-size="10.5pt" style:letter-kerning="true" style:font-size-asian="10.5pt"/>
    </style:style>
    <style:style style:name="批注主题_20_字符" style:display-name="批注主题 字符" style:family="text" style:parent-style-name="批注文字_20_字符" loext:linked-style-name="annotation_20_subject">
      <style:text-properties fo:font-size="10.5pt" fo:font-weight="bold" style:letter-kerning="true" style:font-size-asian="10.5pt" style:font-weight-asian="bold" style:font-weight-complex="bold"/>
    </style:style>
    <style:style style:name="文档结构图_20_字符" style:display-name="文档结构图 字符" style:family="text" style:parent-style-name="Default_20_Paragraph_20_Font" loext:linked-style-name="Document_20_Map">
      <style:text-properties fo:font-size="10.5pt" style:letter-kerning="true" fo:background-color="#000080" style:font-size-asian="10.5pt"/>
    </style:style>
    <style:style style:name="页脚_20_字符" style:display-name="页脚 字符" style:family="text" style:parent-style-name="Default_20_Paragraph_20_Font">
      <style:text-properties fo:font-size="9pt" style:letter-kerning="true" style:font-size-asian="9pt" style:font-size-complex="9pt"/>
    </style:style>
    <style:style style:name="页眉_20_字符" style:display-name="页眉 字符" style:family="text" style:parent-style-name="Default_20_Paragraph_20_Font">
      <style:text-properties fo:font-size="5pt" style:letter-kerning="true" style:font-size-asian="5pt" style:font-size-complex="9pt"/>
    </style:style>
    <style:style style:name="正文文本_20_字符" style:display-name="正文文本 字符" style:family="text" style:parent-style-name="Default_20_Paragraph_20_Font">
      <style:text-properties fo:font-size="10.5pt" style:letter-kerning="true" style:font-size-asian="10.5pt"/>
    </style:style>
    <style:style style:name="正文文本首行缩进_20_字符" style:display-name="正文文本首行缩进 字符" style:family="text" style:parent-style-name="正文文本_20_字符" loext:linked-style-name="Body_20_Text_20_Indent">
      <style:text-properties fo:font-size="10.5pt" style:letter-kerning="true" style:font-size-asian="10.5pt"/>
    </style:style>
    <style:style style:name="正文文本缩进_20_字符" style:display-name="正文文本缩进 字符" style:family="text" style:parent-style-name="Default_20_Paragraph_20_Font">
      <style:text-properties fo:font-size="10.5pt" style:letter-kerning="true" style:font-size-asian="10.5pt"/>
    </style:style>
    <style:style style:name="正文文本首行缩进_20_2_20_字符" style:display-name="正文文本首行缩进 2 字符" style:family="text" style:parent-style-name="正文文本缩进_20_字符" loext:linked-style-name="Body_20_Text_20_First_20_Indent_20_2">
      <style:text-properties fo:font-size="10.5pt" style:letter-kerning="true" style:font-size-asian="10.5pt"/>
    </style:style>
    <style:style style:name="正文文本_20_2_20_字符" style:display-name="正文文本 2 字符" style:family="text" style:parent-style-name="Default_20_Paragraph_20_Font" loext:linked-style-name="Body_20_Text_20_2">
      <style:text-properties fo:font-size="10.5pt" style:letter-kerning="true" style:font-size-asian="10.5pt"/>
    </style:style>
    <style:style style:name="正文文本_20_3_20_字符" style:display-name="正文文本 3 字符" style:family="text" style:parent-style-name="Default_20_Paragraph_20_Font" loext:linked-style-name="Body_20_Text_20_3">
      <style:text-properties fo:font-size="8pt" style:letter-kerning="true" style:font-size-asian="8pt" style:font-size-complex="8pt"/>
    </style:style>
    <style:style style:name="正文文本缩进_20_2_20_字符" style:display-name="正文文本缩进 2 字符" style:family="text" style:parent-style-name="Default_20_Paragraph_20_Font" loext:linked-style-name="Body_20_Text_20_Indent_20_2">
      <style:text-properties fo:font-size="10.5pt" style:letter-kerning="true" style:font-size-asian="10.5pt"/>
    </style:style>
    <style:style style:name="正文文本缩进_20_3_20_字符" style:display-name="正文文本缩进 3 字符" style:family="text" style:parent-style-name="Default_20_Paragraph_20_Font" loext:linked-style-name="Body_20_Text_20_Indent_20_3">
      <style:text-properties fo:font-size="8pt" style:letter-kerning="true" style:font-size-asian="8pt" style:font-size-complex="8pt"/>
    </style:style>
    <style:style style:name="标题_20_1_20_字符" style:display-name="标题 1 字符" style:family="text" style:parent-style-name="Default_20_Paragraph_20_Font">
      <style:text-properties style:font-name="Times New Roman" fo:font-family="'Times New Roman'" style:font-family-generic="roman" style:font-pitch="variable" fo:font-size="10.5pt" style:letter-kerning="true" style:font-name-asian="微软雅黑1" style:font-family-asian="微软雅黑" style:font-family-generic-asian="system" style:font-pitch-asian="variable" style:font-size-asian="10.5pt" style:font-size-complex="22pt"/>
    </style:style>
    <style:style style:name="ts-alignment-element" style:family="text" style:parent-style-name="Default_20_Paragraph_20_Font"/>
    <style:style style:name="ts-alignment-element-highlighted" style:family="text" style:parent-style-name="Default_20_Paragraph_20_Font"/>
    <style:style style:name="代码" style:family="text" style:parent-style-name="正文文本_20_字符">
      <style:text-properties fo:font-variant="normal" fo:text-transform="none" style:text-line-through-style="none" style:text-line-through-type="none" style:text-position="0% 100%" style:font-name="Consolas" fo:font-family="Consolas" style:font-family-generic="roman" style:font-pitch="variable" fo:font-size="10.5pt" fo:font-style="italic" style:text-underline-style="none" style:letter-kerning="true" fo:background-color="#d8d8d8" style:font-size-asian="10.5pt" style:font-style-asian="italic" style:text-emphasize="none" text:display="tru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use-window-font-color="true" loext:opacity="0%" style:text-outline="false" style:text-line-through-style="none" style:text-line-through-type="none" style:text-position="0% 100%" fo:font-size="15pt" fo:font-style="normal" fo:text-shadow="none" style:text-underline-style="none" fo:font-weight="normal" style:font-name-asian="微软雅黑1" style:font-family-asian="微软雅黑" style:font-family-generic-asian="system" style:font-pitch-asian="variable" style:font-size-asian="15pt" style:font-style-asian="normal" style:font-weight-asian="normal" style:font-size-complex="18pt" style:font-relief="none" text:display="true"/>
    </style:style>
    <style:style style:name="ListLabel_20_11" style:display-name="ListLabel 11" style:family="text">
      <style:text-properties style:font-name="Arial" fo:font-family="Arial" style:font-family-generic="roman" style:font-pitch="variable" fo:font-size="16pt" fo:font-style="normal" fo:font-weight="normal" style:font-name-asian="黑体" style:font-family-asian="黑体" style:font-family-generic-asian="system" style:font-pitch-asian="variable" style:font-size-asian="16pt" style:font-style-asian="normal" style:font-weight-asian="normal" style:font-size-complex="16pt"/>
    </style:style>
    <style:style style:name="ListLabel_20_12" style:display-name="ListLabel 12" style:family="text">
      <style:text-properties style:font-name="Arial" fo:font-family="Arial" style:font-family-generic="roman" style:font-pitch="variable" fo:font-size="15pt" fo:font-style="normal" fo:font-weight="normal" style:font-name-asian="黑体" style:font-family-asian="黑体" style:font-family-generic-asian="system" style:font-pitch-asian="variable" style:font-size-asian="15pt" style:font-style-asian="normal" style:font-weight-asian="normal" style:font-size-complex="15pt"/>
    </style:style>
    <style:style style:name="ListLabel_20_13" style:display-name="ListLabel 13" style:family="text">
      <style:text-properties style:font-name="Arial" fo:font-family="Arial" style:font-family-generic="roman" style:font-pitch="variable" fo:font-size="14pt" fo:font-style="normal" fo:font-weight="normal" style:font-name-asian="黑体" style:font-family-asian="黑体" style:font-family-generic-asian="system" style:font-pitch-asian="variable" style:font-size-asian="14pt" style:font-style-asian="normal" style:font-weight-asian="normal" style:font-size-complex="14pt"/>
    </style:style>
    <style:style style:name="ListLabel_20_14" style:display-name="ListLabel 14" style:family="text">
      <style:text-properties style:font-name="Arial" fo:font-family="Arial" style:font-family-generic="roman" style:font-pitch="variable" fo:font-size="12pt" fo:font-style="normal" fo:font-weight="normal" style:font-name-asian="黑体" style:font-family-asian="黑体" style:font-family-generic-asian="system" style:font-pitch-asian="variable" style:font-size-asian="12pt" style:font-style-asian="normal" style:font-weight-asian="normal" style:font-size-complex="12pt"/>
    </style:style>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501cm" fo:text-indent="-1.501cm" fo:margin-left="1.501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1.75cm" fo:text-indent="-1.75cm" fo:margin-left="1.75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2.251cm" fo:text-indent="-2.251cm" fo:margin-left="2.251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2.75cm" fo:text-indent="-2.75cm" fo:margin-left="2.7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741cm"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ListLabel_20_22" loext:num-list-format=""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ListLabel_20_23" loext:num-list-format=""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ListLabel_20_24" loext:num-list-format=""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ListLabel_20_25" loext:num-list-format=""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ListLabel_20_26" loext:num-list-format=""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ListLabel_20_27" loext:num-list-format=""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ListLabel_20_28" loext:num-list-format=""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ListLabel_20_29" loext:num-list-format=""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0" loext:num-list-format="%1%)" style:num-suffix=")" style:num-format="1">
        <style:list-level-properties text:list-level-position-and-space-mode="label-alignment">
          <style:list-level-label-alignment text:label-followed-by="listtab" text:list-tab-stop-position="0.741cm" fo:text-indent="-0.75cm" fo:margin-left="1.4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Standard">
      <style:paragraph-properties fo:text-align="center" style:justify-single-word="false"/>
      <style:text-properties fo:font-size="9pt" style:font-size-asian="9pt"/>
    </style:style>
    <style:style style:name="MT1" style:family="text"/>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17.6cm" fo:page-height="25cm" style:num-format="1" style:print-orientation="portrait" fo:margin-top="0.751cm" fo:margin-bottom="0.4cm" fo:margin-left="1.27cm" fo:margin-right="1.27cm" style:writing-mode="lr-tb" style:layout-grid-color="#c0c0c0" style:layout-grid-lines="40" style:layout-grid-base-height="0.55cm" style:layout-grid-ruby-height="0cm" style:layout-grid-mode="li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19cm" fo:margin-left="0cm" fo:margin-right="0cm" fo:margin-bottom="0.42cm" style:dynamic-spacing="true"/>
      </style:header-style>
      <style:footer-style>
        <style:header-footer-properties fo:min-height="0.87cm" fo:margin-left="0cm" fo:margin-right="0cm" fo:margin-top="0.7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图片 12" text:anchor-type="char" svg:x="13.411cm" svg:y="-0.116cm" svg:width="1.452cm" svg:height="0.512cm" draw:z-index="5"><draw:image xlink:href="Pictures/10000000000000580000001F84D8045FF773DCF2.png" xlink:type="simple" xlink:show="embed" xlink:actuate="onLoad" draw:mime-type="image/png"/></draw:frame>Computer School, Beijing University of Posts and Telecommunications<text:tab/>Yidong Cui ( <text:a xlink:type="simple" xlink:href="mailto:cyd@bupt.edu.cn" text:style-name="Internet_20_link" text:visited-style-name="Visited_20_Internet_20_Link"><text:span text:style-name="Internet_20_link">cyd@bupt.edu.cn</text:span></text:a> ) </text:p>
        <text:p text:style-name="MP1">This work is licensed under a Creative Commons Attribution-NonCommercial-ShareAlike 4.0 International License.</text:p>
      </style:header>
      <style:footer>
        <text:p text:style-name="MP2"><text:page-number text:select-page="current">6</text:page-number></text:p>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试题格式（试题与答卷合一形式，横版）</dc:title>
    <meta:initial-creator>cyd</meta:initial-creator>
    <meta:editing-cycles>11</meta:editing-cycles>
    <meta:print-date>2017-09-19T23:26:00</meta:print-date>
    <meta:creation-date>2024-10-13T14:33:00</meta:creation-date>
    <dc:date>2025-10-11T19:36:27.192705934</dc:date>
    <meta:editing-duration>PT14M56S</meta:editing-duration>
    <meta:generator>LibreOffice/7.3.7.2$Linux_X86_64 LibreOffice_project/30$Build-2</meta:generator>
    <meta:document-statistic meta:table-count="4" meta:image-count="1" meta:object-count="0" meta:page-count="6" meta:paragraph-count="196" meta:word-count="1226" meta:character-count="7410" meta:non-whitespace-character-count="5945"/>
    <meta:user-defined meta:name="AppVersion">16.0000</meta:user-defined>
    <meta:user-defined meta:name="Company">jwc</meta:user-defined>
    <meta:user-defined meta:name="ICV">93A5C9CEE873F841D9EA0C654993826A_42</meta:user-defined>
    <meta:user-defined meta:name="KSOProductBuildVer">2052-6.1.0.8274</meta:user-defined>
    <meta:template xlink:type="simple" xlink:actuate="onRequest" xlink:title="Normal.dotm" xlink:href=""/>
  </office:meta>
</office:document-meta>
</file>